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50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srch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site_id</text:p>
          </table:table-cell>
          <table:table-cell office:value-type="string" calcext:value-type="string">
            <text:p>visitor_location_country_id</text:p>
          </table:table-cell>
          <table:table-cell office:value-type="string" calcext:value-type="string">
            <text:p>visitor_hist_starrating</text:p>
          </table:table-cell>
          <table:table-cell office:value-type="string" calcext:value-type="string">
            <text:p>visitor_hist_adr_usd</text:p>
          </table:table-cell>
          <table:table-cell office:value-type="string" calcext:value-type="string">
            <text:p>prop_country_id</text:p>
          </table:table-cell>
          <table:table-cell office:value-type="string" calcext:value-type="string">
            <text:p>prop_id</text:p>
          </table:table-cell>
          <table:table-cell office:value-type="string" calcext:value-type="string">
            <text:p>prop_starrating</text:p>
          </table:table-cell>
          <table:table-cell office:value-type="string" calcext:value-type="string">
            <text:p>prop_review_score</text:p>
          </table:table-cell>
          <table:table-cell office:value-type="string" calcext:value-type="string">
            <text:p>prop_brand_bool</text:p>
          </table:table-cell>
          <table:table-cell office:value-type="string" calcext:value-type="string">
            <text:p>prop_location_score1</text:p>
          </table:table-cell>
          <table:table-cell office:value-type="string" calcext:value-type="string">
            <text:p>prop_location_score2</text:p>
          </table:table-cell>
          <table:table-cell office:value-type="string" calcext:value-type="string">
            <text:p>prop_log_historical_pri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rice_usd</text:p>
          </table:table-cell>
          <table:table-cell office:value-type="string" calcext:value-type="string">
            <text:p>promotion_flag</text:p>
          </table:table-cell>
          <table:table-cell office:value-type="string" calcext:value-type="string">
            <text:p>srch_destination_id</text:p>
          </table:table-cell>
          <table:table-cell office:value-type="string" calcext:value-type="string">
            <text:p>srch_length_of_stay</text:p>
          </table:table-cell>
          <table:table-cell office:value-type="string" calcext:value-type="string">
            <text:p>srch_booking_window</text:p>
          </table:table-cell>
          <table:table-cell office:value-type="string" calcext:value-type="string">
            <text:p>srch_adults_count</text:p>
          </table:table-cell>
          <table:table-cell office:value-type="string" calcext:value-type="string">
            <text:p>srch_children_count</text:p>
          </table:table-cell>
          <table:table-cell office:value-type="string" calcext:value-type="string">
            <text:p>srch_room_count</text:p>
          </table:table-cell>
          <table:table-cell office:value-type="string" calcext:value-type="string">
            <text:p>srch_saturday_night_bool</text:p>
          </table:table-cell>
          <table:table-cell office:value-type="string" calcext:value-type="string">
            <text:p>srch_query_affinity_score</text:p>
          </table:table-cell>
          <table:table-cell office:value-type="string" calcext:value-type="string">
            <text:p>orig_destination_distance</text:p>
          </table:table-cell>
          <table:table-cell office:value-type="string" calcext:value-type="string">
            <text:p>random_bool</text:p>
          </table:table-cell>
          <table:table-cell office:value-type="string" calcext:value-type="string">
            <text:p>comp1_rate</text:p>
          </table:table-cell>
          <table:table-cell office:value-type="string" calcext:value-type="string">
            <text:p>comp1_inv</text:p>
          </table:table-cell>
          <table:table-cell office:value-type="string" calcext:value-type="string">
            <text:p>comp1_rate_percent_diff</text:p>
          </table:table-cell>
          <table:table-cell office:value-type="string" calcext:value-type="string">
            <text:p>comp2_rate</text:p>
          </table:table-cell>
          <table:table-cell office:value-type="string" calcext:value-type="string">
            <text:p>comp2_inv</text:p>
          </table:table-cell>
          <table:table-cell office:value-type="string" calcext:value-type="string">
            <text:p>comp2_rate_percent_diff</text:p>
          </table:table-cell>
          <table:table-cell office:value-type="string" calcext:value-type="string">
            <text:p>comp3_rate</text:p>
          </table:table-cell>
          <table:table-cell office:value-type="string" calcext:value-type="string">
            <text:p>comp3_inv</text:p>
          </table:table-cell>
          <table:table-cell office:value-type="string" calcext:value-type="string">
            <text:p>comp3_rate_percent_diff</text:p>
          </table:table-cell>
          <table:table-cell office:value-type="string" calcext:value-type="string">
            <text:p>comp4_rate</text:p>
          </table:table-cell>
          <table:table-cell office:value-type="string" calcext:value-type="string">
            <text:p>comp4_inv</text:p>
          </table:table-cell>
          <table:table-cell office:value-type="string" calcext:value-type="string">
            <text:p>comp4_rate_percent_diff</text:p>
          </table:table-cell>
          <table:table-cell office:value-type="string" calcext:value-type="string">
            <text:p>comp5_rate</text:p>
          </table:table-cell>
          <table:table-cell office:value-type="string" calcext:value-type="string">
            <text:p>comp5_inv</text:p>
          </table:table-cell>
          <table:table-cell office:value-type="string" calcext:value-type="string">
            <text:p>comp5_rate_percent_diff</text:p>
          </table:table-cell>
          <table:table-cell office:value-type="string" calcext:value-type="string">
            <text:p>comp6_rate</text:p>
          </table:table-cell>
          <table:table-cell office:value-type="string" calcext:value-type="string">
            <text:p>comp6_inv</text:p>
          </table:table-cell>
          <table:table-cell office:value-type="string" calcext:value-type="string">
            <text:p>comp6_rate_percent_diff</text:p>
          </table:table-cell>
          <table:table-cell office:value-type="string" calcext:value-type="string">
            <text:p>comp7_rate</text:p>
          </table:table-cell>
          <table:table-cell office:value-type="string" calcext:value-type="string">
            <text:p>comp7_inv</text:p>
          </table:table-cell>
          <table:table-cell office:value-type="string" calcext:value-type="string">
            <text:p>comp7_rate_percent_diff</text:p>
          </table:table-cell>
          <table:table-cell office:value-type="string" calcext:value-type="string">
            <text:p>comp8_rate</text:p>
          </table:table-cell>
          <table:table-cell office:value-type="string" calcext:value-type="string">
            <text:p>comp8_inv</text:p>
          </table:table-cell>
          <table:table-cell office:value-type="string" calcext:value-type="string">
            <text:p>comp8_rate_percent_diff</text:p>
          </table:table-cell>
          <table:table-cell office:value-type="string" calcext:value-type="string">
            <text:p>click_bool</text:p>
          </table:table-cell>
          <table:table-cell office:value-type="string" calcext:value-type="string">
            <text:p>gross_bookings_usd</text:p>
          </table:table-cell>
          <table:table-cell office:value-type="string" calcext:value-type="string">
            <text:p>booking_bo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0438" calcext:value-type="float">
            <text:p>0.0438</text:p>
          </table:table-cell>
          <table:table-cell office:value-type="float" office:value="4.95" calcext:value-type="float">
            <text:p>4.95</text:p>
          </table:table-cell>
          <table:table-cell office:value-type="float" office:value="27" calcext:value-type="float">
            <text:p>27</text:p>
          </table:table-cell>
          <table:table-cell office:value-type="float" office:value="104.77" calcext:value-type="float">
            <text:p>104.77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404" calcext:value-type="float">
            <text:p>104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149" calcext:value-type="float">
            <text:p>0.0149</text:p>
          </table:table-cell>
          <table:table-cell office:value-type="float" office:value="5.03" calcext:value-type="float">
            <text:p>5.03</text:p>
          </table:table-cell>
          <table:table-cell office:value-type="float" office:value="26" calcext:value-type="float">
            <text:p>26</text:p>
          </table:table-cell>
          <table:table-cell office:value-type="float" office:value="170.74" calcext:value-type="float">
            <text:p>170.74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1315" calcext:value-type="float">
            <text:p>2131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245" calcext:value-type="float">
            <text:p>0.0245</text:p>
          </table:table-cell>
          <table:table-cell office:value-type="float" office:value="4.92" calcext:value-type="float">
            <text:p>4.92</text:p>
          </table:table-cell>
          <table:table-cell office:value-type="float" office:value="21" calcext:value-type="float">
            <text:p>21</text:p>
          </table:table-cell>
          <table:table-cell office:value-type="float" office:value="179.8" calcext:value-type="float">
            <text:p>179.8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7348" calcext:value-type="float">
            <text:p>273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0125" calcext:value-type="float">
            <text:p>0.0125</text:p>
          </table:table-cell>
          <table:table-cell office:value-type="float" office:value="4.39" calcext:value-type="float">
            <text:p>4.39</text:p>
          </table:table-cell>
          <table:table-cell office:value-type="float" office:value="34" calcext:value-type="float">
            <text:p>34</text:p>
          </table:table-cell>
          <table:table-cell office:value-type="float" office:value="602.77" calcext:value-type="float">
            <text:p>602.77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9604" calcext:value-type="float">
            <text:p>2960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0.1241" calcext:value-type="float">
            <text:p>0.1241</text:p>
          </table:table-cell>
          <table:table-cell office:value-type="float" office:value="4.93" calcext:value-type="float">
            <text:p>4.93</text:p>
          </table:table-cell>
          <table:table-cell office:value-type="float" office:value="4" calcext:value-type="float">
            <text:p>4</text:p>
          </table:table-cell>
          <table:table-cell office:value-type="float" office:value="143.58" calcext:value-type="float">
            <text:p>143.58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0184" calcext:value-type="float">
            <text:p>3018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1302" calcext:value-type="float">
            <text:p>0.1302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195.32" calcext:value-type="float">
            <text:p>195.32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4147" calcext:value-type="float">
            <text:p>44147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356" calcext:value-type="float">
            <text:p>0.0356</text:p>
          </table:table-cell>
          <table:table-cell office:value-type="float" office:value="4.81" calcext:value-type="float">
            <text:p>4.81</text:p>
          </table:table-cell>
          <table:table-cell office:value-type="float" office:value="18" calcext:value-type="float">
            <text:p>18</text:p>
          </table:table-cell>
          <table:table-cell office:value-type="float" office:value="129.35" calcext:value-type="float">
            <text:p>129.35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0984" calcext:value-type="float">
            <text:p>50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ULL</text:p>
          </table:table-cell>
          <table:table-cell office:value-type="float" office:value="4.14" calcext:value-type="float">
            <text:p>4.14</text:p>
          </table:table-cell>
          <table:table-cell office:value-type="float" office:value="35" calcext:value-type="float">
            <text:p>35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3341" calcext:value-type="float">
            <text:p>533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0.1238" calcext:value-type="float">
            <text:p>0.1238</text:p>
          </table:table-cell>
          <table:table-cell office:value-type="float" office:value="5.18" calcext:value-type="float">
            <text:p>5.18</text:p>
          </table:table-cell>
          <table:table-cell office:value-type="float" office:value="3" calcext:value-type="float">
            <text:p>3</text:p>
          </table:table-cell>
          <table:table-cell office:value-type="float" office:value="150.05" calcext:value-type="float">
            <text:p>150.05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6880" calcext:value-type="float">
            <text:p>568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1028" calcext:value-type="float">
            <text:p>0.1028</text:p>
          </table:table-cell>
          <table:table-cell office:value-type="float" office:value="5.15" calcext:value-type="float">
            <text:p>5.15</text:p>
          </table:table-cell>
          <table:table-cell office:value-type="float" office:value="10" calcext:value-type="float">
            <text:p>10</text:p>
          </table:table-cell>
          <table:table-cell office:value-type="float" office:value="280.69" calcext:value-type="float">
            <text:p>280.69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9267" calcext:value-type="float">
            <text:p>59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5.08" calcext:value-type="float">
            <text:p>5.08</text:p>
          </table:table-cell>
          <table:table-cell office:value-type="float" office:value="20" calcext:value-type="float">
            <text:p>20</text:p>
          </table:table-cell>
          <table:table-cell office:value-type="float" office:value="190.14" calcext:value-type="float">
            <text:p>190.14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9526" calcext:value-type="float">
            <text:p>59526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0377" calcext:value-type="float">
            <text:p>0.0377</text:p>
          </table:table-cell>
          <table:table-cell office:value-type="float" office:value="4.78" calcext:value-type="float">
            <text:p>4.78</text:p>
          </table:table-cell>
          <table:table-cell office:value-type="float" office:value="19" calcext:value-type="float">
            <text:p>19</text:p>
          </table:table-cell>
          <table:table-cell office:value-type="float" office:value="100.89" calcext:value-type="float">
            <text:p>100.89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8914" calcext:value-type="float">
            <text:p>689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206" calcext:value-type="float">
            <text:p>0.0206</text:p>
          </table:table-cell>
          <table:table-cell office:value-type="float" office:value="4.44" calcext:value-type="float">
            <text:p>4.44</text:p>
          </table:table-cell>
          <table:table-cell office:value-type="float" office:value="13" calcext:value-type="float">
            <text:p>13</text:p>
          </table:table-cell>
          <table:table-cell office:value-type="float" office:value="100.89" calcext:value-type="float">
            <text:p>100.89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4.29" calcext:value-type="float">
            <text:p>11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4474" calcext:value-type="float">
            <text:p>7447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55" calcext:value-type="float">
            <text:p>0.1255</text:p>
          </table:table-cell>
          <table:table-cell office:value-type="float" office:value="5.03" calcext:value-type="float">
            <text:p>5.03</text:p>
          </table:table-cell>
          <table:table-cell office:value-type="float" office:value="2" calcext:value-type="float">
            <text:p>2</text:p>
          </table:table-cell>
          <table:table-cell office:value-type="float" office:value="210.84" calcext:value-type="float">
            <text:p>210.84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1437" calcext:value-type="float">
            <text:p>814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155" calcext:value-type="float">
            <text:p>0.0155</text:p>
          </table:table-cell>
          <table:table-cell office:value-type="float" office:value="5.03" calcext:value-type="float">
            <text:p>5.03</text:p>
          </table:table-cell>
          <table:table-cell office:value-type="float" office:value="15" calcext:value-type="float">
            <text:p>15</text:p>
          </table:table-cell>
          <table:table-cell office:value-type="float" office:value="138.4" calcext:value-type="float">
            <text:p>138.4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5728" calcext:value-type="float">
            <text:p>857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0072" calcext:value-type="float">
            <text:p>0.0072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office:value-type="float" office:value="100.89" calcext:value-type="float">
            <text:p>100.89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8096" calcext:value-type="float">
            <text:p>88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0.066" calcext:value-type="float">
            <text:p>0.066</text:p>
          </table:table-cell>
          <table:table-cell office:value-type="float" office:value="5.18" calcext:value-type="float">
            <text:p>5.18</text:p>
          </table:table-cell>
          <table:table-cell office:value-type="float" office:value="23" calcext:value-type="float">
            <text:p>23</text:p>
          </table:table-cell>
          <table:table-cell office:value-type="float" office:value="152.63" calcext:value-type="float">
            <text:p>152.63</text:p>
          </table:table-cell>
          <table:table-cell office:value-type="float" office:value="1" calcext:value-type="float">
            <text:p>1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8127" calcext:value-type="float">
            <text:p>88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038" calcext:value-type="float">
            <text:p>0.0038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office:value-type="float" office:value="138.4" calcext:value-type="float">
            <text:p>138.4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8218" calcext:value-type="float">
            <text:p>8821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1266" calcext:value-type="float">
            <text:p>0.1266</text:p>
          </table:table-cell>
          <table:table-cell office:value-type="float" office:value="4.98" calcext:value-type="float">
            <text:p>4.98</text:p>
          </table:table-cell>
          <table:table-cell office:value-type="float" office:value="8" calcext:value-type="float">
            <text:p>8</text:p>
          </table:table-cell>
          <table:table-cell office:value-type="float" office:value="115.12" calcext:value-type="float">
            <text:p>115.12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9073" calcext:value-type="float">
            <text:p>890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015" calcext:value-type="float">
            <text:p>0.015</text:p>
          </table:table-cell>
          <table:table-cell office:value-type="float" office:value="5.28" calcext:value-type="float">
            <text:p>5.28</text:p>
          </table:table-cell>
          <table:table-cell office:value-type="float" office:value="6" calcext:value-type="float">
            <text:p>6</text:p>
          </table:table-cell>
          <table:table-cell office:value-type="float" office:value="191.44" calcext:value-type="float">
            <text:p>191.44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5166" calcext:value-type="float">
            <text:p>951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.71</text:p>
          </table:table-cell>
          <table:table-cell office:value-type="float" office:value="0.0359" calcext:value-type="float">
            <text:p>0.0359</text:p>
          </table:table-cell>
          <table:table-cell office:value-type="float" office:value="4.71" calcext:value-type="float">
            <text:p>4.71</text:p>
          </table:table-cell>
          <table:table-cell office:value-type="float" office:value="28" calcext:value-type="float">
            <text:p>28</text:p>
          </table:table-cell>
          <table:table-cell office:value-type="float" office:value="122.88" calcext:value-type="float">
            <text:p>122.88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5307" calcext:value-type="float">
            <text:p>95307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149" calcext:value-type="float">
            <text:p>0.1149</text:p>
          </table:table-cell>
          <table:table-cell office:value-type="float" office:value="4.93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139.7" calcext:value-type="float">
            <text:p>139.7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7247" calcext:value-type="float">
            <text:p>9724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0145" calcext:value-type="float">
            <text:p>0.0145</text:p>
          </table:table-cell>
          <table:table-cell office:value-type="float" office:value="4.68" calcext:value-type="float">
            <text:p>4.68</text:p>
          </table:table-cell>
          <table:table-cell office:value-type="float" office:value="32" calcext:value-type="float">
            <text:p>32</text:p>
          </table:table-cell>
          <table:table-cell office:value-type="float" office:value="115.12" calcext:value-type="float">
            <text:p>115.12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7872" calcext:value-type="float">
            <text:p>10787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.71</text:p>
          </table:table-cell>
          <table:table-cell office:value-type="float" office:value="0.0465" calcext:value-type="float">
            <text:p>0.0465</text:p>
          </table:table-cell>
          <table:table-cell office:value-type="float" office:value="4.44" calcext:value-type="float">
            <text:p>4.44</text:p>
          </table:table-cell>
          <table:table-cell office:value-type="float" office:value="12" calcext:value-type="float">
            <text:p>12</text:p>
          </table:table-cell>
          <table:table-cell office:value-type="float" office:value="128.06" calcext:value-type="float">
            <text:p>128.06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1000" calcext:value-type="float">
            <text:p>11100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164" calcext:value-type="float">
            <text:p>0.0164</text:p>
          </table:table-cell>
          <table:table-cell office:value-type="float" office:value="5.02" calcext:value-type="float">
            <text:p>5.02</text:p>
          </table:table-cell>
          <table:table-cell office:value-type="float" office:value="24" calcext:value-type="float">
            <text:p>24</text:p>
          </table:table-cell>
          <table:table-cell office:value-type="float" office:value="181.09" calcext:value-type="float">
            <text:p>181.09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1106" calcext:value-type="float">
            <text:p>111106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071" calcext:value-type="float">
            <text:p>0.0071</text:p>
          </table:table-cell>
          <table:table-cell office:value-type="float" office:value="4.67" calcext:value-type="float">
            <text:p>4.67</text:p>
          </table:table-cell>
          <table:table-cell office:value-type="float" office:value="37" calcext:value-type="float">
            <text:p>37</text:p>
          </table:table-cell>
          <table:table-cell office:value-type="float" office:value="120.29" calcext:value-type="float">
            <text:p>120.29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4766" calcext:value-type="float">
            <text:p>11476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0052" calcext:value-type="float">
            <text:p>0.0052</text:p>
          </table:table-cell>
          <table:table-cell office:value-type="float" office:value="4.67" calcext:value-type="float">
            <text:p>4.67</text:p>
          </table:table-cell>
          <table:table-cell office:value-type="float" office:value="33" calcext:value-type="float">
            <text:p>33</text:p>
          </table:table-cell>
          <table:table-cell office:value-type="float" office:value="104.77" calcext:value-type="float">
            <text:p>104.77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4-04T08:32:15" calcext:value-type="date">
            <text:p>04/04/13 08:32 AM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2844" calcext:value-type="float">
            <text:p>12284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032" calcext:value-type="float">
            <text:p>0.0032</text:p>
          </table:table-cell>
          <table:table-cell office:value-type="float" office:value="5.46" calcext:value-type="float">
            <text:p>5.46</text:p>
          </table:table-cell>
          <table:table-cell office:value-type="float" office:value="29" calcext:value-type="float">
            <text:p>29</text:p>
          </table:table-cell>
          <table:table-cell office:value-type="float" office:value="190.14" calcext:value-type="float">
            <text:p>190.14</text:p>
          </table:table-cell>
          <table:table-cell office:value-type="float" office:value="0" calcext:value-type="float">
            <text:p>0</text:p>
          </table:table-cell>
          <table:table-cell office:value-type="float" office:value="23246" calcext:value-type="float">
            <text:p>23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625" calcext:value-type="float">
            <text:p>36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0.2544" calcext:value-type="float">
            <text:p>0.2544</text:p>
          </table:table-cell>
          <table:table-cell office:value-type="float" office:value="5.98" calcext:value-type="float">
            <text:p>5.98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5" calcext:value-type="float">
            <text:p>238.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622" calcext:value-type="float">
            <text:p>116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NULL</text:p>
          </table:table-cell>
          <table:table-cell office:value-type="float" office:value="5.64" calcext:value-type="float">
            <text:p>5.64</text:p>
          </table:table-cell>
          <table:table-cell office:value-type="float" office:value="36" calcext:value-type="float">
            <text:p>3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4" calcext:value-type="float">
            <text:p>238.3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826" calcext:value-type="float">
            <text:p>1182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 office:value-type="float" office:value="0.1924" calcext:value-type="float">
            <text:p>0.1924</text:p>
          </table:table-cell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3" calcext:value-type="float">
            <text:p>238.3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2824" calcext:value-type="float">
            <text:p>228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0.3729" calcext:value-type="float">
            <text:p>0.3729</text:p>
          </table:table-cell>
          <table:table-cell office:value-type="float" office:value="5.74" calcext:value-type="float">
            <text:p>5.74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29" calcext:value-type="float">
            <text:p>238.2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7581" calcext:value-type="float">
            <text:p>3758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0.2508" calcext:value-type="float">
            <text:p>0.2508</text:p>
          </table:table-cell>
          <table:table-cell office:value-type="float" office:value="6.21" calcext:value-type="float">
            <text:p>6.21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5" calcext:value-type="float">
            <text:p>238.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9993" calcext:value-type="float">
            <text:p>399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  <table:table-cell office:value-type="float" office:value="0.1692" calcext:value-type="float">
            <text:p>0.1692</text:p>
          </table:table-cell>
          <table:table-cell office:value-type="float" office:value="5.69" calcext:value-type="float">
            <text:p>5.69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7.94" calcext:value-type="float">
            <text:p>237.9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6162" calcext:value-type="float">
            <text:p>4616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0.3582" calcext:value-type="float">
            <text:p>0.3582</text:p>
          </table:table-cell>
          <table:table-cell office:value-type="float" office:value="5.73" calcext:value-type="float">
            <text:p>5.73</text:p>
          </table:table-cell>
          <table:table-cell office:value-type="float" office:value="24" calcext:value-type="float">
            <text:p>24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2" calcext:value-type="float">
            <text:p>238.3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9152" calcext:value-type="float">
            <text:p>4915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  <table:table-cell office:value-type="float" office:value="0.1417" calcext:value-type="float">
            <text:p>0.1417</text:p>
          </table:table-cell>
          <table:table-cell office:value-type="float" office:value="5.92" calcext:value-type="float">
            <text:p>5.92</text:p>
          </table:table-cell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" calcext:value-type="float">
            <text:p>238.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6063" calcext:value-type="float">
            <text:p>5606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0.3246" calcext:value-type="float">
            <text:p>0.3246</text:p>
          </table:table-cell>
          <table:table-cell office:value-type="float" office:value="5.91" calcext:value-type="float">
            <text:p>5.91</text:p>
          </table:table-cell>
          <table:table-cell office:value-type="float" office:value="18" calcext:value-type="float">
            <text:p>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3" calcext:value-type="float">
            <text:p>238.3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6472" calcext:value-type="float">
            <text:p>5647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0149" calcext:value-type="float">
            <text:p>0.0149</text:p>
          </table:table-cell>
          <table:table-cell office:value-type="float" office:value="5.55" calcext:value-type="float">
            <text:p>5.55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54" calcext:value-type="float">
            <text:p>238.5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8696" calcext:value-type="float">
            <text:p>5869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0.0823" calcext:value-type="float">
            <text:p>0.0823</text:p>
          </table:table-cell>
          <table:table-cell office:value-type="float" office:value="5.39" calcext:value-type="float">
            <text:p>5.39</text:p>
          </table:table-cell>
          <table:table-cell office:value-type="float" office:value="29" calcext:value-type="float">
            <text:p>2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6.91" calcext:value-type="float">
            <text:p>236.9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4344" calcext:value-type="float">
            <text:p>643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NULL</text:p>
          </table:table-cell>
          <table:table-cell office:value-type="float" office:value="5.79" calcext:value-type="float">
            <text:p>5.79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4" calcext:value-type="float">
            <text:p>238.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5984" calcext:value-type="float">
            <text:p>6598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0.223" calcext:value-type="float">
            <text:p>0.223</text:p>
          </table:table-cell>
          <table:table-cell office:value-type="float" office:value="5.08" calcext:value-type="float">
            <text:p>5.08</text:p>
          </table:table-cell>
          <table:table-cell office:value-type="float" office:value="25" calcext:value-type="float">
            <text:p>2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1" calcext:value-type="float">
            <text:p>238.3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1258" calcext:value-type="float">
            <text:p>71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131" calcext:value-type="float">
            <text:p>0.0131</text:p>
          </table:table-cell>
          <table:table-cell office:value-type="float" office:value="4.29" calcext:value-type="float">
            <text:p>4.2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6.59" calcext:value-type="float">
            <text:p>236.5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5491" calcext:value-type="float">
            <text:p>7549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0.3696" calcext:value-type="float">
            <text:p>0.3696</text:p>
          </table:table-cell>
          <table:table-cell office:value-type="float" office:value="5.52" calcext:value-type="float">
            <text:p>5.52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" calcext:value-type="float">
            <text:p>238.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1172" calcext:value-type="float">
            <text:p>811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5.56" calcext:value-type="float">
            <text:p>5.56</text:p>
          </table:table-cell>
          <table:table-cell office:value-type="float" office:value="33" calcext:value-type="float">
            <text:p>3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4.51" calcext:value-type="float">
            <text:p>234.5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3045" calcext:value-type="float">
            <text:p>8304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0.3431" calcext:value-type="float">
            <text:p>0.3431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3" calcext:value-type="float">
            <text:p>238.3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3430" calcext:value-type="float">
            <text:p>8343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0.0362" calcext:value-type="float">
            <text:p>0.0362</text:p>
          </table:table-cell>
          <table:table-cell office:value-type="float" office:value="5.85" calcext:value-type="float">
            <text:p>5.85</text:p>
          </table:table-cell>
          <table:table-cell office:value-type="float" office:value="27" calcext:value-type="float">
            <text:p>27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4" calcext:value-type="float">
            <text:p>238.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3806" calcext:value-type="float">
            <text:p>838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  <table:table-cell office:value-type="float" office:value="0.3483" calcext:value-type="float">
            <text:p>0.3483</text:p>
          </table:table-cell>
          <table:table-cell office:value-type="float" office:value="5.92" calcext:value-type="float">
            <text:p>5.92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29" calcext:value-type="float">
            <text:p>238.2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5567" calcext:value-type="float">
            <text:p>855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408" calcext:value-type="float">
            <text:p>0.0408</text:p>
          </table:table-cell>
          <table:table-cell office:value-type="float" office:value="5.14" calcext:value-type="float">
            <text:p>5.14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5742" calcext:value-type="float">
            <text:p>857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ULL</text:p>
          </table:table-cell>
          <table:table-cell office:value-type="float" office:value="5.36" calcext:value-type="float">
            <text:p>5.36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4.1" calcext:value-type="float">
            <text:p>234.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9119" calcext:value-type="float">
            <text:p>8911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  <table:table-cell office:value-type="float" office:value="0.2742" calcext:value-type="float">
            <text:p>0.2742</text:p>
          </table:table-cell>
          <table:table-cell office:value-type="float" office:value="5.6" calcext:value-type="float">
            <text:p>5.6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06" calcext:value-type="float">
            <text:p>238.0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7099" calcext:value-type="float">
            <text:p>970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 office:value-type="float" office:value="0.3611" calcext:value-type="float">
            <text:p>0.3611</text:p>
          </table:table-cell>
          <table:table-cell office:value-type="float" office:value="6.04" calcext:value-type="float">
            <text:p>6.04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" calcext:value-type="float">
            <text:p>238.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9185" calcext:value-type="float">
            <text:p>10918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  <table:table-cell office:value-type="float" office:value="0.3138" calcext:value-type="float">
            <text:p>0.3138</text:p>
          </table:table-cell>
          <table:table-cell office:value-type="float" office:value="6.08" calcext:value-type="float">
            <text:p>6.08</text:p>
          </table:table-cell>
          <table:table-cell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28" calcext:value-type="float">
            <text:p>238.2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0813" calcext:value-type="float">
            <text:p>1108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ULL</text:p>
          </table:table-cell>
          <table:table-cell office:value-type="float" office:value="5.14" calcext:value-type="float">
            <text:p>5.14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3.87" calcext:value-type="float">
            <text:p>233.87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6696" calcext:value-type="float">
            <text:p>1166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ULL</text:p>
          </table:table-cell>
          <table:table-cell office:value-type="float" office:value="5.12" calcext:value-type="float">
            <text:p>5.12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43" calcext:value-type="float">
            <text:p>238.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5069" calcext:value-type="float">
            <text:p>1250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0969" calcext:value-type="float">
            <text:p>0.0969</text:p>
          </table:table-cell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6.91" calcext:value-type="float">
            <text:p>236.9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7808" calcext:value-type="float">
            <text:p>12780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57" calcext:value-type="float">
            <text:p>0.0457</text:p>
          </table:table-cell>
          <table:table-cell office:value-type="float" office:value="5.25" calcext:value-type="float">
            <text:p>5.2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7.73" calcext:value-type="float">
            <text:p>237.7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9278" calcext:value-type="float">
            <text:p>129278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NULL</text:p>
          </table:table-cell>
          <table:table-cell office:value-type="float" office:value="4.82" calcext:value-type="float">
            <text:p>4.82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8" calcext:value-type="float">
            <text:p>238.3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4162" calcext:value-type="float">
            <text:p>13416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0.2677" calcext:value-type="float">
            <text:p>0.2677</text:p>
          </table:table-cell>
          <table:table-cell office:value-type="float" office:value="6.14" calcext:value-type="float">
            <text:p>6.14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34" calcext:value-type="float">
            <text:p>238.3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7826" calcext:value-type="float">
            <text:p>1378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0.3147" calcext:value-type="float">
            <text:p>0.3147</text:p>
          </table:table-cell>
          <table:table-cell office:value-type="float" office:value="5.25" calcext:value-type="float">
            <text:p>5.25</text:p>
          </table:table-cell>
          <table:table-cell office:value-type="float" office:value="28" calcext:value-type="float">
            <text:p>28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8.21" calcext:value-type="float">
            <text:p>238.2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12-31T08:59:22" calcext:value-type="date">
            <text:p>12/31/12 08:5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9893" calcext:value-type="float">
            <text:p>1398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0309" calcext:value-type="float">
            <text:p>0.0309</text:p>
          </table:table-cell>
          <table:table-cell office:value-type="float" office:value="5.25" calcext:value-type="float">
            <text:p>5.2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6.14" calcext:value-type="float">
            <text:p>236.1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3-06-05T12:27:51" calcext:value-type="date">
            <text:p>06/05/13 12:27 P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759" calcext:value-type="float">
            <text:p>107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.63" calcext:value-type="float">
            <text:p>97.63</text:p>
          </table:table-cell>
          <table:table-cell office:value-type="float" office:value="0" calcext:value-type="float">
            <text:p>0</text:p>
          </table:table-cell>
          <table:table-cell office:value-type="float" office:value="21106" calcext:value-type="float">
            <text:p>21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52.84" calcext:value-type="float">
            <text:p>652.84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3-06-05T12:27:51" calcext:value-type="date">
            <text:p>06/05/13 12:27 P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2135" calcext:value-type="float">
            <text:p>221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5.03" calcext:value-type="float">
            <text:p>115.03</text:p>
          </table:table-cell>
          <table:table-cell office:value-type="float" office:value="0" calcext:value-type="float">
            <text:p>0</text:p>
          </table:table-cell>
          <table:table-cell office:value-type="float" office:value="21106" calcext:value-type="float">
            <text:p>21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52.84" calcext:value-type="float">
            <text:p>652.84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3-06-05T12:27:51" calcext:value-type="date">
            <text:p>06/05/13 12:27 P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2376" calcext:value-type="float">
            <text:p>523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.03" calcext:value-type="float">
            <text:p>86.03</text:p>
          </table:table-cell>
          <table:table-cell office:value-type="float" office:value="0" calcext:value-type="float">
            <text:p>0</text:p>
          </table:table-cell>
          <table:table-cell office:value-type="float" office:value="21106" calcext:value-type="float">
            <text:p>21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52.85" calcext:value-type="float">
            <text:p>652.85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3-06-05T12:27:51" calcext:value-type="date">
            <text:p>06/05/13 12:27 P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4251" calcext:value-type="float">
            <text:p>1042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1106" calcext:value-type="float">
            <text:p>21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52.84" calcext:value-type="float">
            <text:p>652.84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.38" calcext:value-type="float">
            <text:p>162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3-06-05T12:27:51" calcext:value-type="date">
            <text:p>06/05/13 12:27 P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18866" calcext:value-type="float">
            <text:p>11886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3.66" calcext:value-type="float">
            <text:p>183.66</text:p>
          </table:table-cell>
          <table:table-cell office:value-type="float" office:value="0" calcext:value-type="float">
            <text:p>0</text:p>
          </table:table-cell>
          <table:table-cell office:value-type="float" office:value="21106" calcext:value-type="float">
            <text:p>21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52.78" calcext:value-type="float">
            <text:p>652.78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250" calcext:value-type="float">
            <text:p>1025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321" calcext:value-type="float">
            <text:p>0.0321</text:p>
          </table:table-cell>
          <table:table-cell office:value-type="float" office:value="4.64" calcext:value-type="float">
            <text:p>4.6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252" calcext:value-type="float">
            <text:p>1325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49" calcext:value-type="float">
            <text:p>5.49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2756" calcext:value-type="float">
            <text:p>227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2251" calcext:value-type="float">
            <text:p>0.2251</text:p>
          </table:table-cell>
          <table:table-cell office:value-type="float" office:value="5.11" calcext:value-type="float">
            <text:p>5.11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7669" calcext:value-type="float">
            <text:p>27669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107" calcext:value-type="float">
            <text:p>0.2107</text:p>
          </table:table-cell>
          <table:table-cell office:value-type="float" office:value="4.62" calcext:value-type="float">
            <text:p>4.62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.41" calcext:value-type="float">
            <text:p>96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0630" calcext:value-type="float">
            <text:p>306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1" calcext:value-type="float">
            <text:p>4.81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2491" calcext:value-type="float">
            <text:p>3249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516" calcext:value-type="float">
            <text:p>0.0516</text:p>
          </table:table-cell>
          <table:table-cell office:value-type="float" office:value="5.18" calcext:value-type="float">
            <text:p>5.18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3805" calcext:value-type="float">
            <text:p>3380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0.1393" calcext:value-type="float">
            <text:p>0.1393</text:p>
          </table:table-cell>
          <table:table-cell office:value-type="float" office:value="4.89" calcext:value-type="float">
            <text:p>4.89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5397" calcext:value-type="float">
            <text:p>3539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1" calcext:value-type="float">
            <text:p>0.1</text:p>
          </table:table-cell>
          <table:table-cell office:value-type="float" office:value="4.82" calcext:value-type="float">
            <text:p>4.82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9137" calcext:value-type="float">
            <text:p>3913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0813" calcext:value-type="float">
            <text:p>0.0813</text:p>
          </table:table-cell>
          <table:table-cell office:value-type="float" office:value="4.55" calcext:value-type="float">
            <text:p>4.5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1497" calcext:value-type="float">
            <text:p>4149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0432" calcext:value-type="float">
            <text:p>0.0432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4403" calcext:value-type="float">
            <text:p>54403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44" calcext:value-type="float">
            <text:p>4.4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8.77" calcext:value-type="float">
            <text:p>8.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8176" calcext:value-type="float">
            <text:p>58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NULL</text:p>
          </table:table-cell>
          <table:table-cell office:value-type="float" office:value="4.71" calcext:value-type="float">
            <text:p>4.7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3511" calcext:value-type="float">
            <text:p>6351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5.36" calcext:value-type="float">
            <text:p>5.36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6444" calcext:value-type="float">
            <text:p>6644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5.34" calcext:value-type="float">
            <text:p>5.34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7150" calcext:value-type="float">
            <text:p>6715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0.2295" calcext:value-type="float">
            <text:p>0.2295</text:p>
          </table:table-cell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34" calcext:value-type="float">
            <text:p>4.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3738" calcext:value-type="float">
            <text:p>7373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883" calcext:value-type="float">
            <text:p>0.0883</text:p>
          </table:table-cell>
          <table:table-cell office:value-type="float" office:value="5.14" calcext:value-type="float">
            <text:p>5.14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3293" calcext:value-type="float">
            <text:p>8329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0.0731" calcext:value-type="float">
            <text:p>0.0731</text:p>
          </table:table-cell>
          <table:table-cell office:value-type="float" office:value="5.12" calcext:value-type="float">
            <text:p>5.12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0151" calcext:value-type="float">
            <text:p>9015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.1592" calcext:value-type="float">
            <text:p>0.1592</text:p>
          </table:table-cell>
          <table:table-cell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9302" calcext:value-type="float">
            <text:p>11930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4.76" calcext:value-type="float">
            <text:p>4.76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5655" calcext:value-type="float">
            <text:p>1256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427" calcext:value-type="float">
            <text:p>0.2427</text:p>
          </table:table-cell>
          <table:table-cell office:value-type="float" office:value="4.97" calcext:value-type="float">
            <text:p>4.97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3-03-20T17:50:44" calcext:value-type="date">
            <text:p>03/20/13 05:50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4607" calcext:value-type="float">
            <text:p>13460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0434" calcext:value-type="float">
            <text:p>0.0434</text:p>
          </table:table-cell>
          <table:table-cell office:value-type="float" office:value="4.99" calcext:value-type="float">
            <text:p>4.99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492" calcext:value-type="float">
            <text:p>64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ULL</text:p>
          </table:table-cell>
          <table:table-cell office:value-type="float" office:value="3.91" calcext:value-type="float">
            <text:p>3.9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4.56" calcext:value-type="float">
            <text:p>284.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946" calcext:value-type="float">
            <text:p>894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8.12" calcext:value-type="float">
            <text:p>288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952" calcext:value-type="float">
            <text:p>99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ULL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5.55" calcext:value-type="float">
            <text:p>275.5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9470" calcext:value-type="float">
            <text:p>1947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4.37" calcext:value-type="float">
            <text:p>4.3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5.42" calcext:value-type="float">
            <text:p>275.4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0499" calcext:value-type="float">
            <text:p>2049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4.11" calcext:value-type="float">
            <text:p>4.1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4.67" calcext:value-type="float">
            <text:p>284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4526" calcext:value-type="float">
            <text:p>245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1099" calcext:value-type="float">
            <text:p>0.1099</text:p>
          </table:table-cell>
          <table:table-cell office:value-type="float" office:value="4.94" calcext:value-type="float">
            <text:p>4.94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8.73" calcext:value-type="float">
            <text:p>278.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6421" calcext:value-type="float">
            <text:p>264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5.07" calcext:value-type="float">
            <text:p>5.07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79" calcext:value-type="float">
            <text:p>287.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7675" calcext:value-type="float">
            <text:p>2767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626" calcext:value-type="float">
            <text:p>0.1626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9.74" calcext:value-type="float">
            <text:p>279.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8364" calcext:value-type="float">
            <text:p>2836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2046" calcext:value-type="float">
            <text:p>0.2046</text:p>
          </table:table-cell>
          <table:table-cell office:value-type="float" office:value="4.73" calcext:value-type="float">
            <text:p>4.7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0.57" calcext:value-type="float">
            <text:p>280.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3980" calcext:value-type="float">
            <text:p>339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ULL</text:p>
          </table:table-cell>
          <table:table-cell office:value-type="float" office:value="5.03" calcext:value-type="float">
            <text:p>5.03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3.87" calcext:value-type="float">
            <text:p>283.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5021" calcext:value-type="float">
            <text:p>35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4.99" calcext:value-type="float">
            <text:p>4.99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83" calcext:value-type="float">
            <text:p>287.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8443" calcext:value-type="float">
            <text:p>384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ULL</text:p>
          </table:table-cell>
          <table:table-cell office:value-type="float" office:value="4.58" calcext:value-type="float">
            <text:p>4.5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4.42" calcext:value-type="float">
            <text:p>284.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7116" calcext:value-type="float">
            <text:p>4711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4.95" calcext:value-type="float">
            <text:p>4.95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82" calcext:value-type="float">
            <text:p>287.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9898" calcext:value-type="float">
            <text:p>59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4.84" calcext:value-type="float">
            <text:p>4.84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8.1" calcext:value-type="float">
            <text:p>288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3095" calcext:value-type="float">
            <text:p>6309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ULL</text:p>
          </table:table-cell>
          <table:table-cell office:value-type="float" office:value="4.92" calcext:value-type="float">
            <text:p>4.9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66" calcext:value-type="float">
            <text:p>287.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9993" calcext:value-type="float">
            <text:p>6999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4.22" calcext:value-type="float">
            <text:p>4.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4.47" calcext:value-type="float">
            <text:p>284.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3511" calcext:value-type="float">
            <text:p>735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91" calcext:value-type="float">
            <text:p>4.91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02" calcext:value-type="float">
            <text:p>287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4499" calcext:value-type="float">
            <text:p>7449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1555" calcext:value-type="float">
            <text:p>0.1555</text:p>
          </table:table-cell>
          <table:table-cell office:value-type="float" office:value="4.68" calcext:value-type="float">
            <text:p>4.6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9.07" calcext:value-type="float">
            <text:p>279.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5743" calcext:value-type="float">
            <text:p>7574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8" calcext:value-type="float">
            <text:p>4.88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6.98" calcext:value-type="float">
            <text:p>276.9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8768" calcext:value-type="float">
            <text:p>787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4.95" calcext:value-type="float">
            <text:p>4.95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89" calcext:value-type="float">
            <text:p>287.8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0764" calcext:value-type="float">
            <text:p>8076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NULL</text:p>
          </table:table-cell>
          <table:table-cell office:value-type="float" office:value="3.87" calcext:value-type="float">
            <text:p>3.8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3.89" calcext:value-type="float">
            <text:p>283.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3769" calcext:value-type="float">
            <text:p>8376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5.24" calcext:value-type="float">
            <text:p>5.24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8.09" calcext:value-type="float">
            <text:p>288.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5264" calcext:value-type="float">
            <text:p>852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ULL</text:p>
          </table:table-cell>
          <table:table-cell office:value-type="float" office:value="4.31" calcext:value-type="float">
            <text:p>4.3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5.8" calcext:value-type="float">
            <text:p>285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6294" calcext:value-type="float">
            <text:p>862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4.01" calcext:value-type="float">
            <text:p>4.0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4.72" calcext:value-type="float">
            <text:p>284.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3949" calcext:value-type="float">
            <text:p>939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ULL</text:p>
          </table:table-cell>
          <table:table-cell office:value-type="float" office:value="4.64" calcext:value-type="float">
            <text:p>4.6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04" calcext:value-type="float">
            <text:p>287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5615" calcext:value-type="float">
            <text:p>9561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0.0702" calcext:value-type="float">
            <text:p>0.0702</text:p>
          </table:table-cell>
          <table:table-cell office:value-type="float" office:value="4.64" calcext:value-type="float">
            <text:p>4.6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0.76" calcext:value-type="float">
            <text:p>280.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0969" calcext:value-type="float">
            <text:p>10096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4.98" calcext:value-type="float">
            <text:p>4.9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7.77" calcext:value-type="float">
            <text:p>287.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2705" calcext:value-type="float">
            <text:p>1027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2323" calcext:value-type="float">
            <text:p>0.2323</text:p>
          </table:table-cell>
          <table:table-cell office:value-type="float" office:value="4.86" calcext:value-type="float">
            <text:p>4.8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0.41" calcext:value-type="float">
            <text:p>280.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4096" calcext:value-type="float">
            <text:p>1140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ULL</text:p>
          </table:table-cell>
          <table:table-cell office:value-type="float" office:value="4.98" calcext:value-type="float">
            <text:p>4.9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8.2" calcext:value-type="float">
            <text:p>288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2888" calcext:value-type="float">
            <text:p>12288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2605" calcext:value-type="float">
            <text:p>0.2605</text:p>
          </table:table-cell>
          <table:table-cell office:value-type="float" office:value="4.89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1.08" calcext:value-type="float">
            <text:p>281.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4104" calcext:value-type="float">
            <text:p>1241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ULL</text:p>
          </table:table-cell>
          <table:table-cell office:value-type="float" office:value="4.64" calcext:value-type="float">
            <text:p>4.6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5.81" calcext:value-type="float">
            <text:p>275.8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4563" calcext:value-type="float">
            <text:p>1345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4.73" calcext:value-type="float">
            <text:p>4.7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4.5" calcext:value-type="float">
            <text:p>284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2-25T08:39:33" calcext:value-type="date">
            <text:p>02/25/13 08:39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6184" calcext:value-type="float">
            <text:p>136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4.59" calcext:value-type="float">
            <text:p>4.59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610" calcext:value-type="float">
            <text:p>126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84.78" calcext:value-type="float">
            <text:p>284.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7814" calcext:value-type="float">
            <text:p>781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" calcext:value-type="float">
            <text:p>0.0476</text:p>
          </table:table-cell>
          <table:table-cell office:value-type="float" office:value="4.46" calcext:value-type="float">
            <text:p>4.4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0.55" calcext:value-type="float">
            <text:p>9270.5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0881" calcext:value-type="float">
            <text:p>108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5.88" calcext:value-type="float">
            <text:p>9285.8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2510" calcext:value-type="float">
            <text:p>125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ULL</text:p>
          </table:table-cell>
          <table:table-cell office:value-type="float" office:value="4.41" calcext:value-type="float">
            <text:p>4.4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8.15" calcext:value-type="float">
            <text:p>9288.1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7122" calcext:value-type="float">
            <text:p>17122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NULL</text:p>
          </table:table-cell>
          <table:table-cell office:value-type="float" office:value="4.22" calcext:value-type="float">
            <text:p>4.2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8.6" calcext:value-type="float">
            <text:p>9278.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8012" calcext:value-type="float">
            <text:p>1801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0.1909" calcext:value-type="float">
            <text:p>0.1909</text:p>
          </table:table-cell>
          <table:table-cell office:value-type="float" office:value="5.66" calcext:value-type="float">
            <text:p>5.66</text:p>
          </table:table-cell>
          <table:table-cell office:value-type="float" office:value="18" calcext:value-type="float">
            <text:p>18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02" calcext:value-type="float">
            <text:p>9286.0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29081" calcext:value-type="float">
            <text:p>290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ULL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32" calcext:value-type="float">
            <text:p>9286.3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43250" calcext:value-type="float">
            <text:p>432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38" calcext:value-type="float">
            <text:p>9286.3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45722" calcext:value-type="float">
            <text:p>457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44" calcext:value-type="float">
            <text:p>9286.4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47902" calcext:value-type="float">
            <text:p>4790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15" calcext:value-type="float">
            <text:p>9286.1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55331" calcext:value-type="float">
            <text:p>5533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ULL</text:p>
          </table:table-cell>
          <table:table-cell office:value-type="float" office:value="5.62" calcext:value-type="float">
            <text:p>5.62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8.85" calcext:value-type="float">
            <text:p>9288.8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59368" calcext:value-type="float">
            <text:p>593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5" calcext:value-type="float">
            <text:p>9286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73964" calcext:value-type="float">
            <text:p>739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0.1419" calcext:value-type="float">
            <text:p>0.1419</text:p>
          </table:table-cell>
          <table:table-cell office:value-type="float" office:value="4.58" calcext:value-type="float">
            <text:p>4.5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5.73" calcext:value-type="float">
            <text:p>9285.7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82017" calcext:value-type="float">
            <text:p>82017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NULL</text:p>
          </table:table-cell>
          <table:table-cell office:value-type="float" office:value="4.22" calcext:value-type="float">
            <text:p>4.22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8.98" calcext:value-type="float">
            <text:p>9278.9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83229" calcext:value-type="float">
            <text:p>83229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0.1429" calcext:value-type="float">
            <text:p>0.1429</text:p>
          </table:table-cell>
          <table:table-cell office:value-type="float" office:value="4.12" calcext:value-type="float">
            <text:p>4.12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8.98" calcext:value-type="float">
            <text:p>9278.9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84441" calcext:value-type="float">
            <text:p>844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0476" calcext:value-type="float">
            <text:p>0.0476</text:p>
          </table:table-cell>
          <table:table-cell office:value-type="float" office:value="3.75" calcext:value-type="float">
            <text:p>3.7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8.89" calcext:value-type="float">
            <text:p>9278.8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89698" calcext:value-type="float">
            <text:p>896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7.12" calcext:value-type="float">
            <text:p>9287.1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92506" calcext:value-type="float">
            <text:p>925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65" calcext:value-type="float">
            <text:p>9286.6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93021" calcext:value-type="float">
            <text:p>930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NULL</text:p>
          </table:table-cell>
          <table:table-cell office:value-type="float" office:value="4.22" calcext:value-type="float">
            <text:p>4.2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9.04" calcext:value-type="float">
            <text:p>9279.0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97754" calcext:value-type="float">
            <text:p>977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45" calcext:value-type="float">
            <text:p>9286.4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05912" calcext:value-type="float">
            <text:p>1059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NULL</text:p>
          </table:table-cell>
          <table:table-cell office:value-type="float" office:value="3.75" calcext:value-type="float">
            <text:p>3.7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8.72" calcext:value-type="float">
            <text:p>9278.7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08971" calcext:value-type="float">
            <text:p>1089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22" calcext:value-type="float">
            <text:p>4.2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7.19" calcext:value-type="float">
            <text:p>9277.1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11957" calcext:value-type="float">
            <text:p>11195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ULL</text:p>
          </table:table-cell>
          <table:table-cell office:value-type="float" office:value="4.41" calcext:value-type="float">
            <text:p>4.4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8.96" calcext:value-type="float">
            <text:p>9288.9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13997" calcext:value-type="float">
            <text:p>113997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0.4855" calcext:value-type="float">
            <text:p>0.4855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5.47" calcext:value-type="float">
            <text:p>9285.4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14662" calcext:value-type="float">
            <text:p>1146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NULL</text:p>
          </table:table-cell>
          <table:table-cell office:value-type="float" office:value="4.22" calcext:value-type="float">
            <text:p>4.2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78.91" calcext:value-type="float">
            <text:p>9278.9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17707" calcext:value-type="float">
            <text:p>1177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ULL</text:p>
          </table:table-cell>
          <table:table-cell office:value-type="float" office:value="5.09" calcext:value-type="float">
            <text:p>5.09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31" calcext:value-type="float">
            <text:p>9286.3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21983" calcext:value-type="float">
            <text:p>12198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NULL</text:p>
          </table:table-cell>
          <table:table-cell office:value-type="float" office:value="5.38" calcext:value-type="float">
            <text:p>5.38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5.44" calcext:value-type="float">
            <text:p>9285.4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29310" calcext:value-type="float">
            <text:p>1293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" calcext:value-type="float">
            <text:p>0.0476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3.62" calcext:value-type="float">
            <text:p>9283.6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3-15T14:55:16" calcext:value-type="date">
            <text:p>03/15/13 02:55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8" calcext:value-type="float">
            <text:p>158</text:p>
          </table:table-cell>
          <table:table-cell office:value-type="float" office:value="139181" calcext:value-type="float">
            <text:p>1391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NULL</text:p>
          </table:table-cell>
          <table:table-cell office:value-type="float" office:value="4.46" calcext:value-type="float">
            <text:p>4.4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6648" calcext:value-type="float">
            <text:p>266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286.88" calcext:value-type="float">
            <text:p>9286.8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2196" calcext:value-type="float">
            <text:p>219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float" office:value="0.7355" calcext:value-type="float">
            <text:p>0.7355</text:p>
          </table:table-cell>
          <table:table-cell office:value-type="float" office:value="5.58" calcext:value-type="float">
            <text:p>5.58</text:p>
          </table:table-cell>
          <table:table-cell office:value-type="float" office:value="29" calcext:value-type="float">
            <text:p>29</text:p>
          </table:table-cell>
          <table:table-cell office:value-type="float" office:value="275.11" calcext:value-type="float">
            <text:p>275.11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61" calcext:value-type="float">
            <text:p>433.6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3309" calcext:value-type="float">
            <text:p>3309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office:value-type="float" office:value="0.3716" calcext:value-type="float">
            <text:p>0.3716</text:p>
          </table:table-cell>
          <table:table-cell office:value-type="float" office:value="4.66" calcext:value-type="float">
            <text:p>4.66</text:p>
          </table:table-cell>
          <table:table-cell office:value-type="float" office:value="2" calcext:value-type="float">
            <text:p>2</text:p>
          </table:table-cell>
          <table:table-cell office:value-type="float" office:value="150.99" calcext:value-type="float">
            <text:p>150.99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4.25" calcext:value-type="float">
            <text:p>434.25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1331" calcext:value-type="float">
            <text:p>113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89" calcext:value-type="float">
            <text:p>6.89</text:p>
          </table:table-cell>
          <table:table-cell office:value-type="float" office:value="0.7774" calcext:value-type="float">
            <text:p>0.7774</text:p>
          </table:table-cell>
          <table:table-cell office:value-type="float" office:value="5.17" calcext:value-type="float">
            <text:p>5.17</text:p>
          </table:table-cell>
          <table:table-cell office:value-type="float" office:value="6" calcext:value-type="float">
            <text:p>6</text:p>
          </table:table-cell>
          <table:table-cell office:value-type="float" office:value="305.82" calcext:value-type="float">
            <text:p>305.82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8" calcext:value-type="float">
            <text:p>433.8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7795" calcext:value-type="float">
            <text:p>177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office:value-type="float" office:value="0.7659" calcext:value-type="float">
            <text:p>0.7659</text:p>
          </table:table-cell>
          <table:table-cell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271.27" calcext:value-type="float">
            <text:p>271.27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97" calcext:value-type="float">
            <text:p>433.9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21770" calcext:value-type="float">
            <text:p>2177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  <table:table-cell office:value-type="float" office:value="0.6478" calcext:value-type="float">
            <text:p>0.6478</text:p>
          </table:table-cell>
          <table:table-cell office:value-type="float" office:value="5.12" calcext:value-type="float">
            <text:p>5.12</text:p>
          </table:table-cell>
          <table:table-cell office:value-type="float" office:value="14" calcext:value-type="float">
            <text:p>14</text:p>
          </table:table-cell>
          <table:table-cell office:value-type="float" office:value="168.91" calcext:value-type="float">
            <text:p>168.91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46" calcext:value-type="float">
            <text:p>433.4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23984" calcext:value-type="float">
            <text:p>239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.6856" calcext:value-type="float">
            <text:p>0.6856</text:p>
          </table:table-cell>
          <table:table-cell office:value-type="float" office:value="5.33" calcext:value-type="float">
            <text:p>5.33</text:p>
          </table:table-cell>
          <table:table-cell office:value-type="float" office:value="10" calcext:value-type="float">
            <text:p>10</text:p>
          </table:table-cell>
          <table:table-cell office:value-type="float" office:value="327.58" calcext:value-type="float">
            <text:p>327.58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2" calcext:value-type="float">
            <text:p>433.8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28503" calcext:value-type="float">
            <text:p>2850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office:value-type="float" office:value="0.6705" calcext:value-type="float">
            <text:p>0.6705</text:p>
          </table:table-cell>
          <table:table-cell office:value-type="float" office:value="5.55" calcext:value-type="float">
            <text:p>5.55</text:p>
          </table:table-cell>
          <table:table-cell office:value-type="float" office:value="21" calcext:value-type="float">
            <text:p>21</text:p>
          </table:table-cell>
          <table:table-cell office:value-type="float" office:value="203.45" calcext:value-type="float">
            <text:p>203.45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4.08" calcext:value-type="float">
            <text:p>434.0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35054" calcext:value-type="float">
            <text:p>3505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  <table:table-cell office:value-type="float" office:value="0.7072" calcext:value-type="float">
            <text:p>0.7072</text:p>
          </table:table-cell>
          <table:table-cell office:value-type="float" office:value="5.52" calcext:value-type="float">
            <text:p>5.52</text:p>
          </table:table-cell>
          <table:table-cell office:value-type="float" office:value="22" calcext:value-type="float">
            <text:p>22</text:p>
          </table:table-cell>
          <table:table-cell office:value-type="float" office:value="310.94" calcext:value-type="float">
            <text:p>310.94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56" calcext:value-type="float">
            <text:p>433.5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43549" calcext:value-type="float">
            <text:p>435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89" calcext:value-type="float">
            <text:p>6.89</text:p>
          </table:table-cell>
          <table:table-cell office:value-type="float" office:value="0.7204" calcext:value-type="float">
            <text:p>0.7204</text:p>
          </table:table-cell>
          <table:table-cell office:value-type="float" office:value="5.34" calcext:value-type="float">
            <text:p>5.34</text:p>
          </table:table-cell>
          <table:table-cell office:value-type="float" office:value="19" calcext:value-type="float">
            <text:p>19</text:p>
          </table:table-cell>
          <table:table-cell office:value-type="float" office:value="189.38" calcext:value-type="float">
            <text:p>189.38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" calcext:value-type="float">
            <text:p>433.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45379" calcext:value-type="float">
            <text:p>453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259" calcext:value-type="float">
            <text:p>0.6259</text:p>
          </table:table-cell>
          <table:table-cell office:value-type="float" office:value="5.03" calcext:value-type="float">
            <text:p>5.03</text:p>
          </table:table-cell>
          <table:table-cell office:value-type="float" office:value="30" calcext:value-type="float">
            <text:p>30</text:p>
          </table:table-cell>
          <table:table-cell office:value-type="float" office:value="278.95" calcext:value-type="float">
            <text:p>278.95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56" calcext:value-type="float">
            <text:p>433.5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56046" calcext:value-type="float">
            <text:p>560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69" calcext:value-type="float">
            <text:p>6.69</text:p>
          </table:table-cell>
          <table:table-cell office:value-type="float" office:value="0.6168" calcext:value-type="float">
            <text:p>0.61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9.05" calcext:value-type="float">
            <text:p>229.05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43" calcext:value-type="float">
            <text:p>433.4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58295" calcext:value-type="float">
            <text:p>5829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6.89" calcext:value-type="float">
            <text:p>6.89</text:p>
          </table:table-cell>
          <table:table-cell office:value-type="float" office:value="0.783" calcext:value-type="float">
            <text:p>0.783</text:p>
          </table:table-cell>
          <table:table-cell office:value-type="float" office:value="5.67" calcext:value-type="float">
            <text:p>5.67</text:p>
          </table:table-cell>
          <table:table-cell office:value-type="float" office:value="4" calcext:value-type="float">
            <text:p>4</text:p>
          </table:table-cell>
          <table:table-cell office:value-type="float" office:value="323.74" calcext:value-type="float">
            <text:p>323.74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8" calcext:value-type="float">
            <text:p>433.8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66095" calcext:value-type="float">
            <text:p>6609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0.7731" calcext:value-type="float">
            <text:p>0.7731</text:p>
          </table:table-cell>
          <table:table-cell office:value-type="float" office:value="5.23" calcext:value-type="float">
            <text:p>5.23</text:p>
          </table:table-cell>
          <table:table-cell office:value-type="float" office:value="26" calcext:value-type="float">
            <text:p>26</text:p>
          </table:table-cell>
          <table:table-cell office:value-type="float" office:value="235.44" calcext:value-type="float">
            <text:p>235.44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96" calcext:value-type="float">
            <text:p>433.96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66890" calcext:value-type="float">
            <text:p>668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5063" calcext:value-type="float">
            <text:p>0.5063</text:p>
          </table:table-cell>
          <table:table-cell office:value-type="float" office:value="5.31" calcext:value-type="float">
            <text:p>5.31</text:p>
          </table:table-cell>
          <table:table-cell office:value-type="float" office:value="35" calcext:value-type="float">
            <text:p>35</text:p>
          </table:table-cell>
          <table:table-cell office:value-type="float" office:value="255.92" calcext:value-type="float">
            <text:p>255.92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4.23" calcext:value-type="float">
            <text:p>434.2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73557" calcext:value-type="float">
            <text:p>735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office:value-type="float" office:value="0.7462" calcext:value-type="float">
            <text:p>0.7462</text:p>
          </table:table-cell>
          <table:table-cell office:value-type="float" office:value="5.15" calcext:value-type="float">
            <text:p>5.15</text:p>
          </table:table-cell>
          <table:table-cell office:value-type="float" office:value="7" calcext:value-type="float">
            <text:p>7</text:p>
          </table:table-cell>
          <table:table-cell office:value-type="float" office:value="174.02" calcext:value-type="float">
            <text:p>174.02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67" calcext:value-type="float">
            <text:p>433.6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73790" calcext:value-type="float">
            <text:p>737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69" calcext:value-type="float">
            <text:p>6.69</text:p>
          </table:table-cell>
          <table:table-cell office:value-type="float" office:value="0.6081" calcext:value-type="float">
            <text:p>0.6081</text:p>
          </table:table-cell>
          <table:table-cell office:value-type="float" office:value="5.15" calcext:value-type="float">
            <text:p>5.15</text:p>
          </table:table-cell>
          <table:table-cell office:value-type="float" office:value="34" calcext:value-type="float">
            <text:p>34</text:p>
          </table:table-cell>
          <table:table-cell office:value-type="float" office:value="197.06" calcext:value-type="float">
            <text:p>197.06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42" calcext:value-type="float">
            <text:p>433.4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78834" calcext:value-type="float">
            <text:p>7883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.6483" calcext:value-type="float">
            <text:p>0.6483</text:p>
          </table:table-cell>
          <table:table-cell office:value-type="float" office:value="5.58" calcext:value-type="float">
            <text:p>5.58</text:p>
          </table:table-cell>
          <table:table-cell office:value-type="float" office:value="12" calcext:value-type="float">
            <text:p>12</text:p>
          </table:table-cell>
          <table:table-cell office:value-type="float" office:value="299.42" calcext:value-type="float">
            <text:p>299.42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1" calcext:value-type="float">
            <text:p>433.8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82886" calcext:value-type="float">
            <text:p>8288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.7496" calcext:value-type="float">
            <text:p>0.7496</text:p>
          </table:table-cell>
          <table:table-cell office:value-type="float" office:value="5.34" calcext:value-type="float">
            <text:p>5.34</text:p>
          </table:table-cell>
          <table:table-cell office:value-type="float" office:value="3" calcext:value-type="float">
            <text:p>3</text:p>
          </table:table-cell>
          <table:table-cell office:value-type="float" office:value="202.18" calcext:value-type="float">
            <text:p>202.18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8" calcext:value-type="float">
            <text:p>433.8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83594" calcext:value-type="float">
            <text:p>8359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0.7088" calcext:value-type="float">
            <text:p>0.7088</text:p>
          </table:table-cell>
          <table:table-cell office:value-type="float" office:value="5.1" calcext:value-type="float">
            <text:p>5.1</text:p>
          </table:table-cell>
          <table:table-cell office:value-type="float" office:value="33" calcext:value-type="float">
            <text:p>33</text:p>
          </table:table-cell>
          <table:table-cell office:value-type="float" office:value="179.14" calcext:value-type="float">
            <text:p>179.14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61" calcext:value-type="float">
            <text:p>433.6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84999" calcext:value-type="float">
            <text:p>8499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0.767" calcext:value-type="float">
            <text:p>0.767</text:p>
          </table:table-cell>
          <table:table-cell office:value-type="float" office:value="5.15" calcext:value-type="float">
            <text:p>5.15</text:p>
          </table:table-cell>
          <table:table-cell office:value-type="float" office:value="20" calcext:value-type="float">
            <text:p>20</text:p>
          </table:table-cell>
          <table:table-cell office:value-type="float" office:value="243.12" calcext:value-type="float">
            <text:p>243.12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66" calcext:value-type="float">
            <text:p>433.6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85819" calcext:value-type="float">
            <text:p>858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office:value-type="float" office:value="0.1618" calcext:value-type="float">
            <text:p>0.1618</text:p>
          </table:table-cell>
          <table:table-cell office:value-type="float" office:value="5.06" calcext:value-type="float">
            <text:p>5.06</text:p>
          </table:table-cell>
          <table:table-cell office:value-type="float" office:value="15" calcext:value-type="float">
            <text:p>15</text:p>
          </table:table-cell>
          <table:table-cell office:value-type="float" office:value="138.2" calcext:value-type="float">
            <text:p>138.2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4.43" calcext:value-type="float">
            <text:p>434.4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87596" calcext:value-type="float">
            <text:p>87596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.727" calcext:value-type="float">
            <text:p>0.727</text:p>
          </table:table-cell>
          <table:table-cell office:value-type="float" office:value="5.07" calcext:value-type="float">
            <text:p>5.07</text:p>
          </table:table-cell>
          <table:table-cell office:value-type="float" office:value="28" calcext:value-type="float">
            <text:p>28</text:p>
          </table:table-cell>
          <table:table-cell office:value-type="float" office:value="182.98" calcext:value-type="float">
            <text:p>182.98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7" calcext:value-type="float">
            <text:p>433.87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90634" calcext:value-type="float">
            <text:p>906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0.1864" calcext:value-type="float">
            <text:p>0.1864</text:p>
          </table:table-cell>
          <table:table-cell office:value-type="float" office:value="5.54" calcext:value-type="float">
            <text:p>5.54</text:p>
          </table:table-cell>
          <table:table-cell office:value-type="float" office:value="1" calcext:value-type="float">
            <text:p>1</text:p>
          </table:table-cell>
          <table:table-cell office:value-type="float" office:value="185.54" calcext:value-type="float">
            <text:p>185.54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4.46" calcext:value-type="float">
            <text:p>434.4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91671" calcext:value-type="float">
            <text:p>916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0.7005" calcext:value-type="float">
            <text:p>0.7005</text:p>
          </table:table-cell>
          <table:table-cell office:value-type="float" office:value="5.14" calcext:value-type="float">
            <text:p>5.14</text:p>
          </table:table-cell>
          <table:table-cell office:value-type="float" office:value="8" calcext:value-type="float">
            <text:p>8</text:p>
          </table:table-cell>
          <table:table-cell office:value-type="float" office:value="225.21" calcext:value-type="float">
            <text:p>225.21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54" calcext:value-type="float">
            <text:p>433.5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01782" calcext:value-type="float">
            <text:p>1017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.7543" calcext:value-type="float">
            <text:p>0.7543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office:value-type="float" office:value="231.61" calcext:value-type="float">
            <text:p>231.61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7" calcext:value-type="float">
            <text:p>433.8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04381" calcext:value-type="float">
            <text:p>1043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0.6728" calcext:value-type="float">
            <text:p>0.6728</text:p>
          </table:table-cell>
          <table:table-cell office:value-type="float" office:value="5.3" calcext:value-type="float">
            <text:p>5.3</text:p>
          </table:table-cell>
          <table:table-cell office:value-type="float" office:value="24" calcext:value-type="float">
            <text:p>24</text:p>
          </table:table-cell>
          <table:table-cell office:value-type="float" office:value="262.32" calcext:value-type="float">
            <text:p>262.32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67" calcext:value-type="float">
            <text:p>433.6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14872" calcext:value-type="float">
            <text:p>11487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 office:value-type="float" office:value="0.7505" calcext:value-type="float">
            <text:p>0.7505</text:p>
          </table:table-cell>
          <table:table-cell office:value-type="float" office:value="5.73" calcext:value-type="float">
            <text:p>5.73</text:p>
          </table:table-cell>
          <table:table-cell office:value-type="float" office:value="18" calcext:value-type="float">
            <text:p>18</text:p>
          </table:table-cell>
          <table:table-cell office:value-type="float" office:value="225.21" calcext:value-type="float">
            <text:p>225.21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61" calcext:value-type="float">
            <text:p>433.6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16414" calcext:value-type="float">
            <text:p>1164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9" calcext:value-type="float">
            <text:p>6.89</text:p>
          </table:table-cell>
          <table:table-cell office:value-type="float" office:value="0.7614" calcext:value-type="float">
            <text:p>0.7614</text:p>
          </table:table-cell>
          <table:table-cell office:value-type="float" office:value="5.22" calcext:value-type="float">
            <text:p>5.22</text:p>
          </table:table-cell>
          <table:table-cell office:value-type="float" office:value="13" calcext:value-type="float">
            <text:p>13</text:p>
          </table:table-cell>
          <table:table-cell office:value-type="float" office:value="165.07" calcext:value-type="float">
            <text:p>165.07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92" calcext:value-type="float">
            <text:p>433.9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19357" calcext:value-type="float">
            <text:p>1193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0.7592" calcext:value-type="float">
            <text:p>0.7592</text:p>
          </table:table-cell>
          <table:table-cell office:value-type="float" office:value="5.04" calcext:value-type="float">
            <text:p>5.04</text:p>
          </table:table-cell>
          <table:table-cell office:value-type="float" office:value="27" calcext:value-type="float">
            <text:p>27</text:p>
          </table:table-cell>
          <table:table-cell office:value-type="float" office:value="190.66" calcext:value-type="float">
            <text:p>190.66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98" calcext:value-type="float">
            <text:p>433.9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22245" calcext:value-type="float">
            <text:p>12224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0.6225" calcext:value-type="float">
            <text:p>0.6225</text:p>
          </table:table-cell>
          <table:table-cell office:value-type="float" office:value="5.12" calcext:value-type="float">
            <text:p>5.12</text:p>
          </table:table-cell>
          <table:table-cell office:value-type="float" office:value="16" calcext:value-type="float">
            <text:p>16</text:p>
          </table:table-cell>
          <table:table-cell office:value-type="float" office:value="221.37" calcext:value-type="float">
            <text:p>221.37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69" calcext:value-type="float">
            <text:p>433.6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2-11-05T19:52:18" calcext:value-type="date">
            <text:p>11/05/12 07:52 PM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136312" calcext:value-type="float">
            <text:p>1363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.7394" calcext:value-type="float">
            <text:p>0.7394</text:p>
          </table:table-cell>
          <table:table-cell office:value-type="float" office:value="5.49" calcext:value-type="float">
            <text:p>5.49</text:p>
          </table:table-cell>
          <table:table-cell office:value-type="float" office:value="31" calcext:value-type="float">
            <text:p>31</text:p>
          </table:table-cell>
          <table:table-cell office:value-type="float" office:value="301.98" calcext:value-type="float">
            <text:p>301.98</text:p>
          </table:table-cell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33.89" calcext:value-type="float">
            <text:p>433.8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6225" calcext:value-type="float">
            <text:p>622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029" calcext:value-type="float">
            <text:p>0.029</text:p>
          </table:table-cell>
          <table:table-cell office:value-type="float" office:value="4.95" calcext:value-type="float">
            <text:p>4.95</text:p>
          </table:table-cell>
          <table:table-cell office:value-type="float" office:value="12" calcext:value-type="float">
            <text:p>12</text:p>
          </table:table-cell>
          <table:table-cell office:value-type="float" office:value="108.26" calcext:value-type="float">
            <text:p>108.26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5024" calcext:value-type="float">
            <text:p>150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4.29" calcext:value-type="float">
            <text:p>4.29</text:p>
          </table:table-cell>
          <table:table-cell office:value-type="float" office:value="17" calcext:value-type="float">
            <text:p>17</text:p>
          </table:table-cell>
          <table:table-cell office:value-type="float" office:value="57.22" calcext:value-type="float">
            <text:p>57.22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9748" calcext:value-type="float">
            <text:p>197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NULL</text:p>
          </table:table-cell>
          <table:table-cell office:value-type="float" office:value="4.92" calcext:value-type="float">
            <text:p>4.92</text:p>
          </table:table-cell>
          <table:table-cell office:value-type="float" office:value="19" calcext:value-type="float">
            <text:p>19</text:p>
          </table:table-cell>
          <table:table-cell office:value-type="float" office:value="71.14" calcext:value-type="float">
            <text:p>71.14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20383" calcext:value-type="float">
            <text:p>203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NULL</text:p>
          </table:table-cell>
          <table:table-cell office:value-type="float" office:value="4.74" calcext:value-type="float">
            <text:p>4.74</text:p>
          </table:table-cell>
          <table:table-cell office:value-type="float" office:value="26" calcext:value-type="float">
            <text:p>26</text:p>
          </table:table-cell>
          <table:table-cell office:value-type="float" office:value="85.06" calcext:value-type="float">
            <text:p>85.06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21183" calcext:value-type="float">
            <text:p>211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0.1496" calcext:value-type="float">
            <text:p>0.1496</text:p>
          </table:table-cell>
          <table:table-cell office:value-type="float" office:value="5.04" calcext:value-type="float">
            <text:p>5.04</text:p>
          </table:table-cell>
          <table:table-cell office:value-type="float" office:value="7" calcext:value-type="float">
            <text:p>7</text:p>
          </table:table-cell>
          <table:table-cell office:value-type="float" office:value="102.07" calcext:value-type="float">
            <text:p>102.07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24015" calcext:value-type="float">
            <text:p>24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0.509" calcext:value-type="float">
            <text:p>0.509</text:p>
          </table:table-cell>
          <table:table-cell office:value-type="float" office:value="4.77" calcext:value-type="float">
            <text:p>4.77</text:p>
          </table:table-cell>
          <table:table-cell office:value-type="float" office:value="13" calcext:value-type="float">
            <text:p>13</text:p>
          </table:table-cell>
          <table:table-cell office:value-type="float" office:value="139.19" calcext:value-type="float">
            <text:p>139.19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32232" calcext:value-type="float">
            <text:p>322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NULL</text:p>
          </table:table-cell>
          <table:table-cell office:value-type="float" office:value="4.95" calcext:value-type="float">
            <text:p>4.95</text:p>
          </table:table-cell>
          <table:table-cell office:value-type="float" office:value="29" calcext:value-type="float">
            <text:p>29</text:p>
          </table:table-cell>
          <table:table-cell office:value-type="float" office:value="20.11" calcext:value-type="float">
            <text:p>20.11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33118" calcext:value-type="float">
            <text:p>331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NULL</text:p>
          </table:table-cell>
          <table:table-cell office:value-type="float" office:value="4.77" calcext:value-type="float">
            <text:p>4.77</text:p>
          </table:table-cell>
          <table:table-cell office:value-type="float" office:value="14" calcext:value-type="float">
            <text:p>14</text:p>
          </table:table-cell>
          <table:table-cell office:value-type="float" office:value="77.33" calcext:value-type="float">
            <text:p>77.33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35574" calcext:value-type="float">
            <text:p>355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NULL</text:p>
          </table:table-cell>
          <table:table-cell office:value-type="float" office:value="4.49" calcext:value-type="float">
            <text:p>4.49</text:p>
          </table:table-cell>
          <table:table-cell office:value-type="float" office:value="27" calcext:value-type="float">
            <text:p>27</text:p>
          </table:table-cell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36101" calcext:value-type="float">
            <text:p>3610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0.1363" calcext:value-type="float">
            <text:p>0.1363</text:p>
          </table:table-cell>
          <table:table-cell office:value-type="float" office:value="4.79" calcext:value-type="float">
            <text:p>4.79</text:p>
          </table:table-cell>
          <table:table-cell office:value-type="float" office:value="2" calcext:value-type="float">
            <text:p>2</text:p>
          </table:table-cell>
          <table:table-cell office:value-type="float" office:value="57.22" calcext:value-type="float">
            <text:p>57.22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38976" calcext:value-type="float">
            <text:p>38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NULL</text:p>
          </table:table-cell>
          <table:table-cell office:value-type="float" office:value="4.32" calcext:value-type="float">
            <text:p>4.32</text:p>
          </table:table-cell>
          <table:table-cell office:value-type="float" office:value="30" calcext:value-type="float">
            <text:p>30</text:p>
          </table:table-cell>
          <table:table-cell office:value-type="float" office:value="20.11" calcext:value-type="float">
            <text:p>20.11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38994" calcext:value-type="float">
            <text:p>389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NULL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float" office:value="24.74" calcext:value-type="float">
            <text:p>24.74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40534" calcext:value-type="float">
            <text:p>405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NULL</text:p>
          </table:table-cell>
          <table:table-cell office:value-type="float" office:value="4.75" calcext:value-type="float">
            <text:p>4.75</text:p>
          </table:table-cell>
          <table:table-cell office:value-type="float" office:value="24" calcext:value-type="float">
            <text:p>24</text:p>
          </table:table-cell>
          <table:table-cell office:value-type="float" office:value="74.23" calcext:value-type="float">
            <text:p>74.23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48069" calcext:value-type="float">
            <text:p>4806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NULL</text:p>
          </table:table-cell>
          <table:table-cell office:value-type="float" office:value="4.52" calcext:value-type="float">
            <text:p>4.52</text:p>
          </table:table-cell>
          <table:table-cell office:value-type="float" office:value="21" calcext:value-type="float">
            <text:p>21</text:p>
          </table:table-cell>
          <table:table-cell office:value-type="float" office:value="69.59" calcext:value-type="float">
            <text:p>69.59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48813" calcext:value-type="float">
            <text:p>488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NULL</text:p>
          </table:table-cell>
          <table:table-cell office:value-type="float" office:value="3.95" calcext:value-type="float">
            <text:p>3.95</text:p>
          </table:table-cell>
          <table:table-cell office:value-type="float" office:value="31" calcext:value-type="float">
            <text:p>31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58294" calcext:value-type="float">
            <text:p>5829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0.5598" calcext:value-type="float">
            <text:p>0.5598</text:p>
          </table:table-cell>
          <table:table-cell office:value-type="float" office:value="4.89" calcext:value-type="float">
            <text:p>4.89</text:p>
          </table:table-cell>
          <table:table-cell office:value-type="float" office:value="5" calcext:value-type="float">
            <text:p>5</text:p>
          </table:table-cell>
          <table:table-cell office:value-type="float" office:value="78.87" calcext:value-type="float">
            <text:p>78.87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61662" calcext:value-type="float">
            <text:p>6166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.537" calcext:value-type="float">
            <text:p>0.537</text:p>
          </table:table-cell>
          <table:table-cell office:value-type="float" office:value="4.54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office:value-type="float" office:value="47.94" calcext:value-type="float">
            <text:p>47.94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22.58" calcext:value-type="float">
            <text:p>222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73519" calcext:value-type="float">
            <text:p>735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5771" calcext:value-type="float">
            <text:p>0.5771</text:p>
          </table:table-cell>
          <table:table-cell office:value-type="float" office:value="4.59" calcext:value-type="float">
            <text:p>4.59</text:p>
          </table:table-cell>
          <table:table-cell office:value-type="float" office:value="11" calcext:value-type="float">
            <text:p>11</text:p>
          </table:table-cell>
          <table:table-cell office:value-type="float" office:value="54.13" calcext:value-type="float">
            <text:p>54.13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73547" calcext:value-type="float">
            <text:p>735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.5969" calcext:value-type="float">
            <text:p>0.5969</text:p>
          </table:table-cell>
          <table:table-cell office:value-type="float" office:value="4.98" calcext:value-type="float">
            <text:p>4.98</text:p>
          </table:table-cell>
          <table:table-cell office:value-type="float" office:value="15" calcext:value-type="float">
            <text:p>15</text:p>
          </table:table-cell>
          <table:table-cell office:value-type="float" office:value="103.62" calcext:value-type="float">
            <text:p>103.62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82632" calcext:value-type="float">
            <text:p>8263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5697" calcext:value-type="float">
            <text:p>0.5697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26.82" calcext:value-type="float">
            <text:p>126.82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88685" calcext:value-type="float">
            <text:p>886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.4154" calcext:value-type="float">
            <text:p>0.4154</text:p>
          </table:table-cell>
          <table:table-cell office:value-type="float" office:value="4.56" calcext:value-type="float">
            <text:p>4.56</text:p>
          </table:table-cell>
          <table:table-cell office:value-type="float" office:value="8" calcext:value-type="float">
            <text:p>8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92347" calcext:value-type="float">
            <text:p>923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NULL</text:p>
          </table:table-cell>
          <table:table-cell office:value-type="float" office:value="4.51" calcext:value-type="float">
            <text:p>4.51</text:p>
          </table:table-cell>
          <table:table-cell office:value-type="float" office:value="28" calcext:value-type="float">
            <text:p>28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93867" calcext:value-type="float">
            <text:p>938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0.0897" calcext:value-type="float">
            <text:p>0.0897</text:p>
          </table:table-cell>
          <table:table-cell office:value-type="float" office:value="5.05" calcext:value-type="float">
            <text:p>5.05</text:p>
          </table:table-cell>
          <table:table-cell office:value-type="float" office:value="9" calcext:value-type="float">
            <text:p>9</text:p>
          </table:table-cell>
          <table:table-cell office:value-type="float" office:value="60.32" calcext:value-type="float">
            <text:p>60.32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02266" calcext:value-type="float">
            <text:p>10226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NULL</text:p>
          </table:table-cell>
          <table:table-cell office:value-type="float" office:value="4.79" calcext:value-type="float">
            <text:p>4.79</text:p>
          </table:table-cell>
          <table:table-cell office:value-type="float" office:value="25" calcext:value-type="float">
            <text:p>25</text:p>
          </table:table-cell>
          <table:table-cell office:value-type="float" office:value="171.67" calcext:value-type="float">
            <text:p>171.67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11509" calcext:value-type="float">
            <text:p>11150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1405" calcext:value-type="float">
            <text:p>0.1405</text:p>
          </table:table-cell>
          <table:table-cell office:value-type="float" office:value="4.77" calcext:value-type="float">
            <text:p>4.77</text:p>
          </table:table-cell>
          <table:table-cell office:value-type="float" office:value="18" calcext:value-type="float">
            <text:p>18</text:p>
          </table:table-cell>
          <table:table-cell office:value-type="float" office:value="94.34" calcext:value-type="float">
            <text:p>94.34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19830" calcext:value-type="float">
            <text:p>1198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NULL</text:p>
          </table:table-cell>
          <table:table-cell office:value-type="float" office:value="5.29" calcext:value-type="float">
            <text:p>5.29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20188" calcext:value-type="float">
            <text:p>1201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0.5367" calcext:value-type="float">
            <text:p>0.5367</text:p>
          </table:table-cell>
          <table:table-cell office:value-type="float" office:value="4.86" calcext:value-type="float">
            <text:p>4.86</text:p>
          </table:table-cell>
          <table:table-cell office:value-type="float" office:value="6" calcext:value-type="float">
            <text:p>6</text:p>
          </table:table-cell>
          <table:table-cell office:value-type="float" office:value="71.14" calcext:value-type="float">
            <text:p>71.14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28170" calcext:value-type="float">
            <text:p>12817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.6075" calcext:value-type="float">
            <text:p>0.6075</text:p>
          </table:table-cell>
          <table:table-cell office:value-type="float" office:value="4.77" calcext:value-type="float">
            <text:p>4.77</text:p>
          </table:table-cell>
          <table:table-cell office:value-type="float" office:value="1" calcext:value-type="float">
            <text:p>1</text:p>
          </table:table-cell>
          <table:table-cell office:value-type="float" office:value="64.96" calcext:value-type="float">
            <text:p>64.96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3-02-18T17:16:25" calcext:value-type="date">
            <text:p>02/18/13 05:16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38307" calcext:value-type="float">
            <text:p>1383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NULL</text:p>
          </table:table-cell>
          <table:table-cell office:value-type="float" office:value="5.47" calcext:value-type="float">
            <text:p>5.47</text:p>
          </table:table-cell>
          <table:table-cell office:value-type="float" office:value="23" calcext:value-type="float">
            <text:p>23</text:p>
          </table:table-cell>
          <table:table-cell office:value-type="float" office:value="119.08" calcext:value-type="float">
            <text:p>119.08</text:p>
          </table:table-cell>
          <table:table-cell office:value-type="float" office:value="0" calcext:value-type="float">
            <text:p>0</text:p>
          </table:table-cell>
          <table:table-cell office:value-type="float" office:value="18161" calcext:value-type="float">
            <text:p>181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863" calcext:value-type="float">
            <text:p>28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.027" calcext:value-type="float">
            <text:p>0.027</text:p>
          </table:table-cell>
          <table:table-cell office:value-type="float" office:value="4.51" calcext:value-type="float">
            <text:p>4.5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6.18" calcext:value-type="float">
            <text:p>766.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255" calcext:value-type="float">
            <text:p>1225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75" calcext:value-type="float">
            <text:p>4.75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6.53" calcext:value-type="float">
            <text:p>766.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0707" calcext:value-type="float">
            <text:p>207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089" calcext:value-type="float">
            <text:p>0.089</text:p>
          </table:table-cell>
          <table:table-cell office:value-type="float" office:value="4.87" calcext:value-type="float">
            <text:p>4.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7.4" calcext:value-type="float">
            <text:p>767.4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2710" calcext:value-type="float">
            <text:p>227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1054" calcext:value-type="float">
            <text:p>0.1054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6.48" calcext:value-type="float">
            <text:p>766.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3228" calcext:value-type="float">
            <text:p>232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0.3676" calcext:value-type="float">
            <text:p>0.3676</text:p>
          </table:table-cell>
          <table:table-cell office:value-type="float" office:value="4.44" calcext:value-type="float">
            <text:p>4.4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7.86" calcext:value-type="float">
            <text:p>767.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7.1" calcext:value-type="float">
            <text:p>4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0829" calcext:value-type="float">
            <text:p>3082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034" calcext:value-type="float">
            <text:p>0.0034</text:p>
          </table:table-cell>
          <table:table-cell office:value-type="float" office:value="4.22" calcext:value-type="float">
            <text:p>4.2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7.03" calcext:value-type="float">
            <text:p>767.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0684" calcext:value-type="float">
            <text:p>5068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4.85" calcext:value-type="float">
            <text:p>4.8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4.04" calcext:value-type="float">
            <text:p>764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3298" calcext:value-type="float">
            <text:p>5329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0655" calcext:value-type="float">
            <text:p>0.0655</text:p>
          </table:table-cell>
          <table:table-cell office:value-type="float" office:value="4.54" calcext:value-type="float">
            <text:p>4.5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7.92" calcext:value-type="float">
            <text:p>767.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4036" calcext:value-type="float">
            <text:p>5403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005" calcext:value-type="float">
            <text:p>0.005</text:p>
          </table:table-cell>
          <table:table-cell office:value-type="float" office:value="4.87" calcext:value-type="float">
            <text:p>4.87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5.87" calcext:value-type="float">
            <text:p>765.8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4226" calcext:value-type="float">
            <text:p>542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.0559" calcext:value-type="float">
            <text:p>0.0559</text:p>
          </table:table-cell>
          <table:table-cell office:value-type="float" office:value="4.76" calcext:value-type="float">
            <text:p>4.7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7.26" calcext:value-type="float">
            <text:p>767.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6370" calcext:value-type="float">
            <text:p>5637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034" calcext:value-type="float">
            <text:p>0.0034</text:p>
          </table:table-cell>
          <table:table-cell office:value-type="float" office:value="4.32" calcext:value-type="float">
            <text:p>4.32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7.02" calcext:value-type="float">
            <text:p>767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1189" calcext:value-type="float">
            <text:p>611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0.0148" calcext:value-type="float">
            <text:p>0.0148</text:p>
          </table:table-cell>
          <table:table-cell office:value-type="float" office:value="4.21" calcext:value-type="float">
            <text:p>4.2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3.54" calcext:value-type="float">
            <text:p>763.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1885" calcext:value-type="float">
            <text:p>6188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0061" calcext:value-type="float">
            <text:p>0.0061</text:p>
          </table:table-cell>
          <table:table-cell office:value-type="float" office:value="5.72" calcext:value-type="float">
            <text:p>5.72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6.02" calcext:value-type="float">
            <text:p>766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3731" calcext:value-type="float">
            <text:p>637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5.27" calcext:value-type="float">
            <text:p>5.27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1.97" calcext:value-type="float">
            <text:p>761.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5623" calcext:value-type="float">
            <text:p>656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153" calcext:value-type="float">
            <text:p>0.0153</text:p>
          </table:table-cell>
          <table:table-cell office:value-type="float" office:value="4.92" calcext:value-type="float">
            <text:p>4.9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6.33" calcext:value-type="float">
            <text:p>766.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6171" calcext:value-type="float">
            <text:p>661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0181" calcext:value-type="float">
            <text:p>0.0181</text:p>
          </table:table-cell>
          <table:table-cell office:value-type="float" office:value="4.41" calcext:value-type="float">
            <text:p>4.4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6.33" calcext:value-type="float">
            <text:p>766.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6209" calcext:value-type="float">
            <text:p>662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26" calcext:value-type="float">
            <text:p>3.26</text:p>
          </table:table-cell>
          <table:table-cell office:value-type="float" office:value="0.2481" calcext:value-type="float">
            <text:p>0.2481</text:p>
          </table:table-cell>
          <table:table-cell office:value-type="float" office:value="4.17" calcext:value-type="float">
            <text:p>4.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7.78" calcext:value-type="float">
            <text:p>767.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12-11T13:03:42" calcext:value-type="date">
            <text:p>12/11/12 01:03 P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8528" calcext:value-type="float">
            <text:p>685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0.205" calcext:value-type="float">
            <text:p>0.205</text:p>
          </table:table-cell>
          <table:table-cell office:value-type="float" office:value="4.29" calcext:value-type="float">
            <text:p>4.2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766.29" calcext:value-type="float">
            <text:p>766.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st" table:style-name="ta1">
        <table:table-column table:style-name="co1" table:default-cell-style-name="Default"/>
        <table:table-column table:style-name="co3" table:default-cell-style-name="ce1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srch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site_id</text:p>
          </table:table-cell>
          <table:table-cell office:value-type="string" calcext:value-type="string">
            <text:p>visitor_location_country_id</text:p>
          </table:table-cell>
          <table:table-cell office:value-type="string" calcext:value-type="string">
            <text:p>visitor_hist_starrating</text:p>
          </table:table-cell>
          <table:table-cell office:value-type="string" calcext:value-type="string">
            <text:p>visitor_hist_adr_usd</text:p>
          </table:table-cell>
          <table:table-cell office:value-type="string" calcext:value-type="string">
            <text:p>prop_country_id</text:p>
          </table:table-cell>
          <table:table-cell office:value-type="string" calcext:value-type="string">
            <text:p>prop_id</text:p>
          </table:table-cell>
          <table:table-cell office:value-type="string" calcext:value-type="string">
            <text:p>prop_starrating</text:p>
          </table:table-cell>
          <table:table-cell office:value-type="string" calcext:value-type="string">
            <text:p>prop_review_score</text:p>
          </table:table-cell>
          <table:table-cell office:value-type="string" calcext:value-type="string">
            <text:p>prop_brand_bool</text:p>
          </table:table-cell>
          <table:table-cell office:value-type="string" calcext:value-type="string">
            <text:p>prop_location_score1</text:p>
          </table:table-cell>
          <table:table-cell office:value-type="string" calcext:value-type="string">
            <text:p>prop_location_score2</text:p>
          </table:table-cell>
          <table:table-cell office:value-type="string" calcext:value-type="string">
            <text:p>prop_log_historical_price</text:p>
          </table:table-cell>
          <table:table-cell office:value-type="string" calcext:value-type="string">
            <text:p>price_usd</text:p>
          </table:table-cell>
          <table:table-cell office:value-type="string" calcext:value-type="string">
            <text:p>promotion_flag</text:p>
          </table:table-cell>
          <table:table-cell office:value-type="string" calcext:value-type="string">
            <text:p>srch_destination_id</text:p>
          </table:table-cell>
          <table:table-cell office:value-type="string" calcext:value-type="string">
            <text:p>srch_length_of_stay</text:p>
          </table:table-cell>
          <table:table-cell office:value-type="string" calcext:value-type="string">
            <text:p>srch_booking_window</text:p>
          </table:table-cell>
          <table:table-cell office:value-type="string" calcext:value-type="string">
            <text:p>srch_adults_count</text:p>
          </table:table-cell>
          <table:table-cell office:value-type="string" calcext:value-type="string">
            <text:p>srch_children_count</text:p>
          </table:table-cell>
          <table:table-cell office:value-type="string" calcext:value-type="string">
            <text:p>srch_room_count</text:p>
          </table:table-cell>
          <table:table-cell office:value-type="string" calcext:value-type="string">
            <text:p>srch_saturday_night_bool</text:p>
          </table:table-cell>
          <table:table-cell office:value-type="string" calcext:value-type="string">
            <text:p>srch_query_affinity_score</text:p>
          </table:table-cell>
          <table:table-cell office:value-type="string" calcext:value-type="string">
            <text:p>orig_destination_distance</text:p>
          </table:table-cell>
          <table:table-cell office:value-type="string" calcext:value-type="string">
            <text:p>random_bool</text:p>
          </table:table-cell>
          <table:table-cell office:value-type="string" calcext:value-type="string">
            <text:p>comp1_rate</text:p>
          </table:table-cell>
          <table:table-cell office:value-type="string" calcext:value-type="string">
            <text:p>comp1_inv</text:p>
          </table:table-cell>
          <table:table-cell office:value-type="string" calcext:value-type="string">
            <text:p>comp1_rate_percent_diff</text:p>
          </table:table-cell>
          <table:table-cell office:value-type="string" calcext:value-type="string">
            <text:p>comp2_rate</text:p>
          </table:table-cell>
          <table:table-cell office:value-type="string" calcext:value-type="string">
            <text:p>comp2_inv</text:p>
          </table:table-cell>
          <table:table-cell office:value-type="string" calcext:value-type="string">
            <text:p>comp2_rate_percent_diff</text:p>
          </table:table-cell>
          <table:table-cell office:value-type="string" calcext:value-type="string">
            <text:p>comp3_rate</text:p>
          </table:table-cell>
          <table:table-cell office:value-type="string" calcext:value-type="string">
            <text:p>comp3_inv</text:p>
          </table:table-cell>
          <table:table-cell office:value-type="string" calcext:value-type="string">
            <text:p>comp3_rate_percent_diff</text:p>
          </table:table-cell>
          <table:table-cell office:value-type="string" calcext:value-type="string">
            <text:p>comp4_rate</text:p>
          </table:table-cell>
          <table:table-cell office:value-type="string" calcext:value-type="string">
            <text:p>comp4_inv</text:p>
          </table:table-cell>
          <table:table-cell office:value-type="string" calcext:value-type="string">
            <text:p>comp4_rate_percent_diff</text:p>
          </table:table-cell>
          <table:table-cell office:value-type="string" calcext:value-type="string">
            <text:p>comp5_rate</text:p>
          </table:table-cell>
          <table:table-cell office:value-type="string" calcext:value-type="string">
            <text:p>comp5_inv</text:p>
          </table:table-cell>
          <table:table-cell office:value-type="string" calcext:value-type="string">
            <text:p>comp5_rate_percent_diff</text:p>
          </table:table-cell>
          <table:table-cell office:value-type="string" calcext:value-type="string">
            <text:p>comp6_rate</text:p>
          </table:table-cell>
          <table:table-cell office:value-type="string" calcext:value-type="string">
            <text:p>comp6_inv</text:p>
          </table:table-cell>
          <table:table-cell office:value-type="string" calcext:value-type="string">
            <text:p>comp6_rate_percent_diff</text:p>
          </table:table-cell>
          <table:table-cell office:value-type="string" calcext:value-type="string">
            <text:p>comp7_rate</text:p>
          </table:table-cell>
          <table:table-cell office:value-type="string" calcext:value-type="string">
            <text:p>comp7_inv</text:p>
          </table:table-cell>
          <table:table-cell office:value-type="string" calcext:value-type="string">
            <text:p>comp7_rate_percent_diff</text:p>
          </table:table-cell>
          <table:table-cell office:value-type="string" calcext:value-type="string">
            <text:p>comp8_rate</text:p>
          </table:table-cell>
          <table:table-cell office:value-type="string" calcext:value-type="string">
            <text:p>comp8_inv</text:p>
          </table:table-cell>
          <table:table-cell office:value-type="string" calcext:value-type="string">
            <text:p>comp8_rate_percent_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180" calcext:value-type="float">
            <text:p>318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0.0691" calcext:value-type="float">
            <text:p>0.0691</text:p>
          </table:table-cell>
          <table:table-cell office:value-type="float" office:value="5.03" calcext:value-type="float">
            <text:p>5.0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543" calcext:value-type="float">
            <text:p>554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0.0843" calcext:value-type="float">
            <text:p>0.0843</text:p>
          </table:table-cell>
          <table:table-cell office:value-type="float" office:value="4.93" calcext:value-type="float">
            <text:p>4.9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4142" calcext:value-type="float">
            <text:p>1414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.71</text:p>
          </table:table-cell>
          <table:table-cell office:value-type="float" office:value="0.0556" calcext:value-type="float">
            <text:p>0.0556</text:p>
          </table:table-cell>
          <table:table-cell office:value-type="float" office:value="4.16" calcext:value-type="float">
            <text:p>4.1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2393" calcext:value-type="float">
            <text:p>2239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0561" calcext:value-type="float">
            <text:p>0.0561</text:p>
          </table:table-cell>
          <table:table-cell office:value-type="float" office:value="5.03" calcext:value-type="float">
            <text:p>5.0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4194" calcext:value-type="float">
            <text:p>2419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0.209" calcext:value-type="float">
            <text:p>0.209</text:p>
          </table:table-cell>
          <table:table-cell office:value-type="float" office:value="4.72" calcext:value-type="float">
            <text:p>4.7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8181" calcext:value-type="float">
            <text:p>2818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826" calcext:value-type="float">
            <text:p>0.1826</text:p>
          </table:table-cell>
          <table:table-cell office:value-type="float" office:value="4.68" calcext:value-type="float">
            <text:p>4.68</text:p>
          </table:table-cell>
          <table:table-cell office:value-type="float" office:value="84.15" calcext:value-type="float">
            <text:p>84.15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4263" calcext:value-type="float">
            <text:p>3426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  <table:table-cell office:value-type="float" office:value="0.13" calcext:value-type="float">
            <text:p>0.13</text:p>
          </table:table-cell>
          <table:table-cell office:value-type="float" office:value="4.63" calcext:value-type="float">
            <text:p>4.6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7567" calcext:value-type="float">
            <text:p>3756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.0138" calcext:value-type="float">
            <text:p>0.0138</text:p>
          </table:table-cell>
          <table:table-cell office:value-type="float" office:value="4.21" calcext:value-type="float">
            <text:p>4.21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0162" calcext:value-type="float">
            <text:p>5016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808" calcext:value-type="float">
            <text:p>0.0808</text:p>
          </table:table-cell>
          <table:table-cell office:value-type="float" office:value="4.36" calcext:value-type="float">
            <text:p>4.36</text:p>
          </table:table-cell>
          <table:table-cell office:value-type="float" office:value="49.99" calcext:value-type="float">
            <text:p>49.99</text:p>
          </table:table-cell>
          <table:table-cell office:value-type="float" office:value="1" calcext:value-type="float">
            <text:p>1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4937" calcext:value-type="float">
            <text:p>549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1649" calcext:value-type="float">
            <text:p>0.1649</text:p>
          </table:table-cell>
          <table:table-cell office:value-type="float" office:value="4.75" calcext:value-type="float">
            <text:p>4.75</text:p>
          </table:table-cell>
          <table:table-cell office:value-type="float" office:value="83.3" calcext:value-type="float">
            <text:p>83.3</text:p>
          </table:table-cell>
          <table:table-cell office:value-type="float" office:value="1" calcext:value-type="float">
            <text:p>1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6050" calcext:value-type="float">
            <text:p>560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121" calcext:value-type="float">
            <text:p>0.121</text:p>
          </table:table-cell>
          <table:table-cell office:value-type="float" office:value="4.59" calcext:value-type="float">
            <text:p>4.5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1632" calcext:value-type="float">
            <text:p>61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0136" calcext:value-type="float">
            <text:p>0.0136</text:p>
          </table:table-cell>
          <table:table-cell office:value-type="float" office:value="4.62" calcext:value-type="float">
            <text:p>4.6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1934" calcext:value-type="float">
            <text:p>6193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0.2425" calcext:value-type="float">
            <text:p>0.2425</text:p>
          </table:table-cell>
          <table:table-cell office:value-type="float" office:value="4.69" calcext:value-type="float">
            <text:p>4.69</text:p>
          </table:table-cell>
          <table:table-cell office:value-type="float" office:value="88.88" calcext:value-type="float">
            <text:p>88.88</text:p>
          </table:table-cell>
          <table:table-cell office:value-type="float" office:value="1" calcext:value-type="float">
            <text:p>1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3894" calcext:value-type="float">
            <text:p>6389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2261" calcext:value-type="float">
            <text:p>0.2261</text:p>
          </table:table-cell>
          <table:table-cell office:value-type="float" office:value="4.88" calcext:value-type="float">
            <text:p>4.88</text:p>
          </table:table-cell>
          <table:table-cell office:value-type="float" office:value="103.98" calcext:value-type="float">
            <text:p>103.98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2090" calcext:value-type="float">
            <text:p>720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0.0466" calcext:value-type="float">
            <text:p>0.0466</text:p>
          </table:table-cell>
          <table:table-cell office:value-type="float" office:value="4.95" calcext:value-type="float">
            <text:p>4.9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3666" calcext:value-type="float">
            <text:p>7366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0.2272" calcext:value-type="float">
            <text:p>0.2272</text:p>
          </table:table-cell>
          <table:table-cell office:value-type="float" office:value="4.79" calcext:value-type="float">
            <text:p>4.7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4045" calcext:value-type="float">
            <text:p>740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2003" calcext:value-type="float">
            <text:p>0.2003</text:p>
          </table:table-cell>
          <table:table-cell office:value-type="float" office:value="4.56" calcext:value-type="float">
            <text:p>4.56</text:p>
          </table:table-cell>
          <table:table-cell office:value-type="float" office:value="89.99" calcext:value-type="float">
            <text:p>89.9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8599" calcext:value-type="float">
            <text:p>7859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895" calcext:value-type="float">
            <text:p>0.0895</text:p>
          </table:table-cell>
          <table:table-cell office:value-type="float" office:value="5.06" calcext:value-type="float">
            <text:p>5.06</text:p>
          </table:table-cell>
          <table:table-cell office:value-type="float" office:value="158.87" calcext:value-type="float">
            <text:p>158.87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2231" calcext:value-type="float">
            <text:p>8223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209" calcext:value-type="float">
            <text:p>0.209</text:p>
          </table:table-cell>
          <table:table-cell office:value-type="float" office:value="4.92" calcext:value-type="float">
            <text:p>4.9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9466" calcext:value-type="float">
            <text:p>894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0.0778" calcext:value-type="float">
            <text:p>0.0778</text:p>
          </table:table-cell>
          <table:table-cell office:value-type="float" office:value="4.31" calcext:value-type="float">
            <text:p>4.31</text:p>
          </table:table-cell>
          <table:table-cell office:value-type="float" office:value="58.57" calcext:value-type="float">
            <text:p>58.57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0385" calcext:value-type="float">
            <text:p>9038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0569" calcext:value-type="float">
            <text:p>0.0569</text:p>
          </table:table-cell>
          <table:table-cell office:value-type="float" office:value="4.4" calcext:value-type="float">
            <text:p>4.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4729" calcext:value-type="float">
            <text:p>9472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2395" calcext:value-type="float">
            <text:p>0.2395</text:p>
          </table:table-cell>
          <table:table-cell office:value-type="float" office:value="4.82" calcext:value-type="float">
            <text:p>4.8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5031" calcext:value-type="float">
            <text:p>9503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0908" calcext:value-type="float">
            <text:p>0.0908</text:p>
          </table:table-cell>
          <table:table-cell office:value-type="float" office:value="4.5" calcext:value-type="float">
            <text:p>4.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9484" calcext:value-type="float">
            <text:p>994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4.54" calcext:value-type="float">
            <text:p>4.5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3675" calcext:value-type="float">
            <text:p>12367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2303" calcext:value-type="float">
            <text:p>0.2303</text:p>
          </table:table-cell>
          <table:table-cell office:value-type="float" office:value="4.66" calcext:value-type="float">
            <text:p>4.6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8085" calcext:value-type="float">
            <text:p>1280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0518" calcext:value-type="float">
            <text:p>0.0518</text:p>
          </table:table-cell>
          <table:table-cell office:value-type="float" office:value="4.19" calcext:value-type="float">
            <text:p>4.19</text:p>
          </table:table-cell>
          <table:table-cell office:value-type="float" office:value="47.97" calcext:value-type="float">
            <text:p>47.97</text:p>
          </table:table-cell>
          <table:table-cell office:value-type="float" office:value="1" calcext:value-type="float">
            <text:p>1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8871" calcext:value-type="float">
            <text:p>1288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4.21" calcext:value-type="float">
            <text:p>4.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4992" calcext:value-type="float">
            <text:p>1349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office:value-type="float" office:value="0.1401" calcext:value-type="float">
            <text:p>0.1401</text:p>
          </table:table-cell>
          <table:table-cell office:value-type="float" office:value="4.31" calcext:value-type="float">
            <text:p>4.3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3-02-02T15:27:40" calcext:value-type="date">
            <text:p>02/02/13 03:27 PM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9162" calcext:value-type="float">
            <text:p>13916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618" calcext:value-type="float">
            <text:p>0.0618</text:p>
          </table:table-cell>
          <table:table-cell office:value-type="float" office:value="5.03" calcext:value-type="float">
            <text:p>5.0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9222" calcext:value-type="float">
            <text:p>192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533" calcext:value-type="float">
            <text:p>65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ULL</text:p>
          </table:table-cell>
          <table:table-cell office:value-type="float" office:value="4.8" calcext:value-type="float">
            <text:p>4.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2.46" calcext:value-type="float">
            <text:p>62.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425" calcext:value-type="float">
            <text:p>114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NULL</text:p>
          </table:table-cell>
          <table:table-cell office:value-type="float" office:value="4.43" calcext:value-type="float">
            <text:p>4.4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2.81" calcext:value-type="float">
            <text:p>62.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2325" calcext:value-type="float">
            <text:p>22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3.95" calcext:value-type="float">
            <text:p>3.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8.17" calcext:value-type="float">
            <text:p>68.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4915" calcext:value-type="float">
            <text:p>2491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NULL</text:p>
          </table:table-cell>
          <table:table-cell office:value-type="float" office:value="3.9" calcext:value-type="float">
            <text:p>3.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48" calcext:value-type="float">
            <text:p>63.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7753" calcext:value-type="float">
            <text:p>277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NULL</text:p>
          </table:table-cell>
          <table:table-cell office:value-type="float" office:value="4.55" calcext:value-type="float">
            <text:p>4.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22" calcext:value-type="float">
            <text:p>63.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2382" calcext:value-type="float">
            <text:p>3238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ULL</text:p>
          </table:table-cell>
          <table:table-cell office:value-type="float" office:value="4.54" calcext:value-type="float">
            <text:p>4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6.54" calcext:value-type="float">
            <text:p>66.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3133" calcext:value-type="float">
            <text:p>431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NULL</text:p>
          </table:table-cell>
          <table:table-cell office:value-type="float" office:value="4.54" calcext:value-type="float">
            <text:p>4.5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69" calcext:value-type="float">
            <text:p>63.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3362" calcext:value-type="float">
            <text:p>433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NULL</text:p>
          </table:table-cell>
          <table:table-cell office:value-type="float" office:value="4.91" calcext:value-type="float">
            <text:p>4.91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4" calcext:value-type="float">
            <text:p>63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5550" calcext:value-type="float">
            <text:p>4555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NULL</text:p>
          </table:table-cell>
          <table:table-cell office:value-type="float" office:value="4.66" calcext:value-type="float">
            <text:p>4.6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2.71" calcext:value-type="float">
            <text:p>62.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6861" calcext:value-type="float">
            <text:p>4686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ULL</text:p>
          </table:table-cell>
          <table:table-cell office:value-type="float" office:value="4.5" calcext:value-type="float">
            <text:p>4.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48" calcext:value-type="float">
            <text:p>63.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7238" calcext:value-type="float">
            <text:p>4723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4.76" calcext:value-type="float">
            <text:p>4.7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2.84" calcext:value-type="float">
            <text:p>62.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7377" calcext:value-type="float">
            <text:p>47377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1174" calcext:value-type="float">
            <text:p>0.1174</text:p>
          </table:table-cell>
          <table:table-cell office:value-type="float" office:value="4.07" calcext:value-type="float">
            <text:p>4.0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6.11" calcext:value-type="float">
            <text:p>66.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3039" calcext:value-type="float">
            <text:p>630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4897" calcext:value-type="float">
            <text:p>0.4897</text:p>
          </table:table-cell>
          <table:table-cell office:value-type="float" office:value="3.95" calcext:value-type="float">
            <text:p>3.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4168" calcext:value-type="float">
            <text:p>641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4.58" calcext:value-type="float">
            <text:p>4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2.14" calcext:value-type="float">
            <text:p>62.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1543" calcext:value-type="float">
            <text:p>7154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NULL</text:p>
          </table:table-cell>
          <table:table-cell office:value-type="float" office:value="3.99" calcext:value-type="float">
            <text:p>3.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87" calcext:value-type="float">
            <text:p>63.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9176" calcext:value-type="float">
            <text:p>7917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.0783" calcext:value-type="float">
            <text:p>0.0783</text:p>
          </table:table-cell>
          <table:table-cell office:value-type="float" office:value="3.99" calcext:value-type="float">
            <text:p>3.9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0734" calcext:value-type="float">
            <text:p>8073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ULL</text:p>
          </table:table-cell>
          <table:table-cell office:value-type="float" office:value="4.51" calcext:value-type="float">
            <text:p>4.5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0968" calcext:value-type="float">
            <text:p>909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3.84" calcext:value-type="float">
            <text:p>3.8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41" calcext:value-type="float">
            <text:p>63.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1337" calcext:value-type="float">
            <text:p>913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4.23" calcext:value-type="float">
            <text:p>4.2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2.83" calcext:value-type="float">
            <text:p>62.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3176" calcext:value-type="float">
            <text:p>931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2.06" calcext:value-type="float">
            <text:p>62.0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6614" calcext:value-type="float">
            <text:p>9661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NULL</text:p>
          </table:table-cell>
          <table:table-cell office:value-type="float" office:value="4.39" calcext:value-type="float">
            <text:p>4.3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42" calcext:value-type="float">
            <text:p>63.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9120" calcext:value-type="float">
            <text:p>11912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NULL</text:p>
          </table:table-cell>
          <table:table-cell office:value-type="float" office:value="4.42" calcext:value-type="float">
            <text:p>4.4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19" calcext:value-type="float">
            <text:p>63.1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4819" calcext:value-type="float">
            <text:p>12481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NULL</text:p>
          </table:table-cell>
          <table:table-cell office:value-type="float" office:value="4.77" calcext:value-type="float">
            <text:p>4.7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26" calcext:value-type="float">
            <text:p>63.2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1397" calcext:value-type="float">
            <text:p>1313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NULL</text:p>
          </table:table-cell>
          <table:table-cell office:value-type="float" office:value="4.66" calcext:value-type="float">
            <text:p>4.6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71" calcext:value-type="float">
            <text:p>63.7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1940" calcext:value-type="float">
            <text:p>1319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4931" calcext:value-type="float">
            <text:p>0.4931</text:p>
          </table:table-cell>
          <table:table-cell office:value-type="float" office:value="4.12" calcext:value-type="float">
            <text:p>4.1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6.87" calcext:value-type="float">
            <text:p>66.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1968" calcext:value-type="float">
            <text:p>13196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NULL</text:p>
          </table:table-cell>
          <table:table-cell office:value-type="float" office:value="4.55" calcext:value-type="float">
            <text:p>4.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3.32" calcext:value-type="float">
            <text:p>63.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3-01-14T10:11:09" calcext:value-type="date">
            <text:p>01/14/13 10:11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2637" calcext:value-type="float">
            <text:p>1326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3.95" calcext:value-type="float">
            <text:p>3.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68.03" calcext:value-type="float">
            <text:p>68.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5333" calcext:value-type="float">
            <text:p>5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22970" calcext:value-type="float">
            <text:p>229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203.26" calcext:value-type="float">
            <text:p>203.26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24695" calcext:value-type="float">
            <text:p>246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6667" calcext:value-type="float">
            <text:p>0.6667</text:p>
          </table:table-cell>
          <table:table-cell office:value-type="float" office:value="5.15" calcext:value-type="float">
            <text:p>5.15</text:p>
          </table:table-cell>
          <table:table-cell office:value-type="float" office:value="104.99" calcext:value-type="float">
            <text:p>104.99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31470" calcext:value-type="float">
            <text:p>314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0.3334" calcext:value-type="float">
            <text:p>0.3334</text:p>
          </table:table-cell>
          <table:table-cell office:value-type="float" office:value="5.15" calcext:value-type="float">
            <text:p>5.15</text:p>
          </table:table-cell>
          <table:table-cell office:value-type="float" office:value="149.57" calcext:value-type="float">
            <text:p>149.57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49926" calcext:value-type="float">
            <text:p>499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189.36" calcext:value-type="float">
            <text:p>189.36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55152" calcext:value-type="float">
            <text:p>55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207.09" calcext:value-type="float">
            <text:p>207.09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71770" calcext:value-type="float">
            <text:p>717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215.72" calcext:value-type="float">
            <text:p>215.72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83424" calcext:value-type="float">
            <text:p>83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453.02" calcext:value-type="float">
            <text:p>453.02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103320" calcext:value-type="float">
            <text:p>1033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342.28" calcext:value-type="float">
            <text:p>342.28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12-16T00:06:37" calcext:value-type="date">
            <text:p>12/16/12 12:06 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139558" calcext:value-type="float">
            <text:p>1395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173.54" calcext:value-type="float">
            <text:p>173.54</text:p>
          </table:table-cell>
          <table:table-cell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6514" calcext:value-type="float">
            <text:p>65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0.0075" calcext:value-type="float">
            <text:p>0.0075</text:p>
          </table:table-cell>
          <table:table-cell office:value-type="float" office:value="3.81" calcext:value-type="float">
            <text:p>3.81</text:p>
          </table:table-cell>
          <table:table-cell office:value-type="float" office:value="73.22" calcext:value-type="float">
            <text:p>73.22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6536" calcext:value-type="float">
            <text:p>653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0.0103" calcext:value-type="float">
            <text:p>0.0103</text:p>
          </table:table-cell>
          <table:table-cell office:value-type="float" office:value="4.46" calcext:value-type="float">
            <text:p>4.46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0.0131" calcext:value-type="float">
            <text:p>0.0131</text:p>
          </table:table-cell>
          <table:table-cell office:value-type="float" office:value="4.68" calcext:value-type="float">
            <text:p>4.68</text:p>
          </table:table-cell>
          <table:table-cell office:value-type="float" office:value="66.34" calcext:value-type="float">
            <text:p>66.34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8768" calcext:value-type="float">
            <text:p>187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.0071" calcext:value-type="float">
            <text:p>0.0071</text:p>
          </table:table-cell>
          <table:table-cell office:value-type="float" office:value="4.11" calcext:value-type="float">
            <text:p>4.11</text:p>
          </table:table-cell>
          <table:table-cell office:value-type="float" office:value="66.34" calcext:value-type="float">
            <text:p>66.34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20852" calcext:value-type="float">
            <text:p>208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4.74" calcext:value-type="float">
            <text:p>4.74</text:p>
          </table:table-cell>
          <table:table-cell office:value-type="float" office:value="64.54" calcext:value-type="float">
            <text:p>64.54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28031" calcext:value-type="float">
            <text:p>280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5.01" calcext:value-type="float">
            <text:p>5.01</text:p>
          </table:table-cell>
          <table:table-cell office:value-type="float" office:value="73.08" calcext:value-type="float">
            <text:p>73.08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28570" calcext:value-type="float">
            <text:p>285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office:value-type="float" office:value="0.0115" calcext:value-type="float">
            <text:p>0.0115</text:p>
          </table:table-cell>
          <table:table-cell office:value-type="float" office:value="4.91" calcext:value-type="float">
            <text:p>4.91</text:p>
          </table:table-cell>
          <table:table-cell office:value-type="float" office:value="67.9" calcext:value-type="float">
            <text:p>67.9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36908" calcext:value-type="float">
            <text:p>369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office:value-type="float" office:value="0.0083" calcext:value-type="float">
            <text:p>0.0083</text:p>
          </table:table-cell>
          <table:table-cell office:value-type="float" office:value="4.97" calcext:value-type="float">
            <text:p>4.97</text:p>
          </table:table-cell>
          <table:table-cell office:value-type="float" office:value="50.38" calcext:value-type="float">
            <text:p>50.38</text:p>
          </table:table-cell>
          <table:table-cell office:value-type="float" office:value="1" calcext:value-type="float">
            <text:p>1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42035" calcext:value-type="float">
            <text:p>420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0013" calcext:value-type="float">
            <text:p>0.0013</text:p>
          </table:table-cell>
          <table:table-cell office:value-type="float" office:value="4.76" calcext:value-type="float">
            <text:p>4.76</text:p>
          </table:table-cell>
          <table:table-cell office:value-type="float" office:value="67.39" calcext:value-type="float">
            <text:p>67.39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48813" calcext:value-type="float">
            <text:p>488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" calcext:value-type="float">
            <text:p>3.71</text:p>
          </table:table-cell>
          <table:table-cell office:value-type="float" office:value="0.0054" calcext:value-type="float">
            <text:p>0.0054</text:p>
          </table:table-cell>
          <table:table-cell office:value-type="float" office:value="4.78" calcext:value-type="float">
            <text:p>4.78</text:p>
          </table:table-cell>
          <table:table-cell office:value-type="float" office:value="70.49" calcext:value-type="float">
            <text:p>70.49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55244" calcext:value-type="float">
            <text:p>552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4.55" calcext:value-type="float">
            <text:p>4.55</text:p>
          </table:table-cell>
          <table:table-cell office:value-type="float" office:value="67.39" calcext:value-type="float">
            <text:p>67.39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63861" calcext:value-type="float">
            <text:p>638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style-name="ce2" office:value-type="float" office:value="0.0003" calcext:value-type="float">
            <text:p>3.00E-04</text:p>
          </table:table-cell>
          <table:table-cell office:value-type="float" office:value="4.78" calcext:value-type="float">
            <text:p>4.78</text:p>
          </table:table-cell>
          <table:table-cell office:value-type="float" office:value="67.12" calcext:value-type="float">
            <text:p>67.12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80954" calcext:value-type="float">
            <text:p>809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0066" calcext:value-type="float">
            <text:p>0.0066</text:p>
          </table:table-cell>
          <table:table-cell office:value-type="float" office:value="4.57" calcext:value-type="float">
            <text:p>4.5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85859" calcext:value-type="float">
            <text:p>858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office:value-type="float" office:value="0.0098" calcext:value-type="float">
            <text:p>0.0098</text:p>
          </table:table-cell>
          <table:table-cell office:value-type="float" office:value="4.29" calcext:value-type="float">
            <text:p>4.29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88320" calcext:value-type="float">
            <text:p>883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67" calcext:value-type="float">
            <text:p>4.67</text:p>
          </table:table-cell>
          <table:table-cell office:value-type="float" office:value="57.02" calcext:value-type="float">
            <text:p>57.02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89375" calcext:value-type="float">
            <text:p>893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0013" calcext:value-type="float">
            <text:p>0.0013</text:p>
          </table:table-cell>
          <table:table-cell office:value-type="float" office:value="4.23" calcext:value-type="float">
            <text:p>4.23</text:p>
          </table:table-cell>
          <table:table-cell office:value-type="float" office:value="41.46" calcext:value-type="float">
            <text:p>41.46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92347" calcext:value-type="float">
            <text:p>923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4.53" calcext:value-type="float">
            <text:p>4.53</text:p>
          </table:table-cell>
          <table:table-cell office:value-type="float" office:value="60.13" calcext:value-type="float">
            <text:p>60.13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95338" calcext:value-type="float">
            <text:p>9533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0099" calcext:value-type="float">
            <text:p>0.0099</text:p>
          </table:table-cell>
          <table:table-cell office:value-type="float" office:value="4.48" calcext:value-type="float">
            <text:p>4.48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97821" calcext:value-type="float">
            <text:p>978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ULL</text:p>
          </table:table-cell>
          <table:table-cell office:value-type="float" office:value="4.91" calcext:value-type="float">
            <text:p>4.91</text:p>
          </table:table-cell>
          <table:table-cell office:value-type="float" office:value="68.41" calcext:value-type="float">
            <text:p>68.41</text:p>
          </table:table-cell>
          <table:table-cell office:value-type="float" office:value="1" calcext:value-type="float">
            <text:p>1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00665" calcext:value-type="float">
            <text:p>1006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NULL</text:p>
          </table:table-cell>
          <table:table-cell office:value-type="float" office:value="4.81" calcext:value-type="float">
            <text:p>4.81</text:p>
          </table:table-cell>
          <table:table-cell office:value-type="float" office:value="74.64" calcext:value-type="float">
            <text:p>74.64</text:p>
          </table:table-cell>
          <table:table-cell office:value-type="float" office:value="1" calcext:value-type="float">
            <text:p>1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07796" calcext:value-type="float">
            <text:p>10779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0122" calcext:value-type="float">
            <text:p>0.0122</text:p>
          </table:table-cell>
          <table:table-cell office:value-type="float" office:value="4.23" calcext:value-type="float">
            <text:p>4.23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10442" calcext:value-type="float">
            <text:p>1104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0.0215" calcext:value-type="float">
            <text:p>0.0215</text:p>
          </table:table-cell>
          <table:table-cell office:value-type="float" office:value="4.65" calcext:value-type="float">
            <text:p>4.65</text:p>
          </table:table-cell>
          <table:table-cell office:value-type="float" office:value="67.18" calcext:value-type="float">
            <text:p>67.18</text:p>
          </table:table-cell>
          <table:table-cell office:value-type="float" office:value="1" calcext:value-type="float">
            <text:p>1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12814" calcext:value-type="float">
            <text:p>1128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0072" calcext:value-type="float">
            <text:p>0.0072</text:p>
          </table:table-cell>
          <table:table-cell office:value-type="float" office:value="4.51" calcext:value-type="float">
            <text:p>4.51</text:p>
          </table:table-cell>
          <table:table-cell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13456" calcext:value-type="float">
            <text:p>11345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0064" calcext:value-type="float">
            <text:p>0.0064</text:p>
          </table:table-cell>
          <table:table-cell office:value-type="float" office:value="5.06" calcext:value-type="float">
            <text:p>5.06</text:p>
          </table:table-cell>
          <table:table-cell office:value-type="float" office:value="73.08" calcext:value-type="float">
            <text:p>73.08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30919" calcext:value-type="float">
            <text:p>130919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0097" calcext:value-type="float">
            <text:p>0.0097</text:p>
          </table:table-cell>
          <table:table-cell office:value-type="float" office:value="4.57" calcext:value-type="float">
            <text:p>4.57</text:p>
          </table:table-cell>
          <table:table-cell office:value-type="float" office:value="73.24" calcext:value-type="float">
            <text:p>73.24</text:p>
          </table:table-cell>
          <table:table-cell office:value-type="float" office:value="1" calcext:value-type="float">
            <text:p>1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39434" calcext:value-type="float">
            <text:p>1394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4.68" calcext:value-type="float">
            <text:p>4.68</text:p>
          </table:table-cell>
          <table:table-cell office:value-type="float" office:value="69.4" calcext:value-type="float">
            <text:p>69.4</text:p>
          </table:table-cell>
          <table:table-cell office:value-type="float" office:value="1" calcext:value-type="float">
            <text:p>1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12-16T08:51:29" calcext:value-type="date">
            <text:p>12/16/12 08:51 AM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140094" calcext:value-type="float">
            <text:p>1400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0.0127" calcext:value-type="float">
            <text:p>0.0127</text:p>
          </table:table-cell>
          <table:table-cell office:value-type="float" office:value="4.57" calcext:value-type="float">
            <text:p>4.57</text:p>
          </table:table-cell>
          <table:table-cell office:value-type="float" office:value="71.53" calcext:value-type="float">
            <text:p>71.53</text:p>
          </table:table-cell>
          <table:table-cell office:value-type="float" office:value="0" calcext:value-type="float">
            <text:p>0</text:p>
          </table:table-cell>
          <table:table-cell office:value-type="float" office:value="28172" calcext:value-type="float">
            <text:p>281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ULL</text:p>
          </table:table-cell>
          <table:table-cell office:value-type="float" office:value="4.84" calcext:value-type="float">
            <text:p>4.84</text:p>
          </table:table-cell>
          <table:table-cell office:value-type="float" office:value="121.74" calcext:value-type="float">
            <text:p>121.74</text:p>
          </table:table-cell>
          <table:table-cell office:value-type="float" office:value="1" calcext:value-type="float">
            <text:p>1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0.71" calcext:value-type="float">
            <text:p>2070.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987" calcext:value-type="float">
            <text:p>10987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NULL</text:p>
          </table:table-cell>
          <table:table-cell office:value-type="float" office:value="4.71" calcext:value-type="float">
            <text:p>4.71</text:p>
          </table:table-cell>
          <table:table-cell office:value-type="float" office:value="91.55" calcext:value-type="float">
            <text:p>91.55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1.04" calcext:value-type="float">
            <text:p>2071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1203" calcext:value-type="float">
            <text:p>1120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.0283</text:p>
          </table:table-cell>
          <table:table-cell office:value-type="float" office:value="4.46" calcext:value-type="float">
            <text:p>4.46</text:p>
          </table:table-cell>
          <table:table-cell office:value-type="float" office:value="69.15" calcext:value-type="float">
            <text:p>69.15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5.92" calcext:value-type="float">
            <text:p>2075.9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3777" calcext:value-type="float">
            <text:p>23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ULL</text:p>
          </table:table-cell>
          <table:table-cell office:value-type="float" office:value="5.17" calcext:value-type="float">
            <text:p>5.17</text:p>
          </table:table-cell>
          <table:table-cell office:value-type="float" office:value="134.4" calcext:value-type="float">
            <text:p>134.4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0.82" calcext:value-type="float">
            <text:p>2070.8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1281" calcext:value-type="float">
            <text:p>3128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1852" calcext:value-type="float">
            <text:p>0.1852</text:p>
          </table:table-cell>
          <table:table-cell office:value-type="float" office:value="4.94" calcext:value-type="float">
            <text:p>4.94</text:p>
          </table:table-cell>
          <table:table-cell office:value-type="float" office:value="101.29" calcext:value-type="float">
            <text:p>101.29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8.42" calcext:value-type="float">
            <text:p>2078.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7420" calcext:value-type="float">
            <text:p>374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ULL</text:p>
          </table:table-cell>
          <table:table-cell office:value-type="float" office:value="5.11" calcext:value-type="float">
            <text:p>5.11</text:p>
          </table:table-cell>
          <table:table-cell office:value-type="float" office:value="126.61" calcext:value-type="float">
            <text:p>126.61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3.7" calcext:value-type="float">
            <text:p>2073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7616" calcext:value-type="float">
            <text:p>376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865" calcext:value-type="float">
            <text:p>0.0865</text:p>
          </table:table-cell>
          <table:table-cell office:value-type="float" office:value="4.85" calcext:value-type="float">
            <text:p>4.85</text:p>
          </table:table-cell>
          <table:table-cell office:value-type="float" office:value="91.55" calcext:value-type="float">
            <text:p>91.55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80.49" calcext:value-type="float">
            <text:p>2080.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9517" calcext:value-type="float">
            <text:p>39517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68" calcext:value-type="float">
            <text:p>4.68</text:p>
          </table:table-cell>
          <table:table-cell office:value-type="float" office:value="76.94" calcext:value-type="float">
            <text:p>76.94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4.28" calcext:value-type="float">
            <text:p>2074.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40475" calcext:value-type="float">
            <text:p>404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NULL</text:p>
          </table:table-cell>
          <table:table-cell office:value-type="float" office:value="4.92" calcext:value-type="float">
            <text:p>4.92</text:p>
          </table:table-cell>
          <table:table-cell office:value-type="float" office:value="146.08" calcext:value-type="float">
            <text:p>146.08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6.07" calcext:value-type="float">
            <text:p>2076.07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43662" calcext:value-type="float">
            <text:p>4366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5.25" calcext:value-type="float">
            <text:p>5.25</text:p>
          </table:table-cell>
          <table:table-cell office:value-type="float" office:value="139.27" calcext:value-type="float">
            <text:p>139.27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1.28" calcext:value-type="float">
            <text:p>2071.28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6573" calcext:value-type="float">
            <text:p>5657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NULL</text:p>
          </table:table-cell>
          <table:table-cell office:value-type="float" office:value="4.98" calcext:value-type="float">
            <text:p>4.98</text:p>
          </table:table-cell>
          <table:table-cell office:value-type="float" office:value="98.36" calcext:value-type="float">
            <text:p>98.36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5.47" calcext:value-type="float">
            <text:p>2075.4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9466" calcext:value-type="float">
            <text:p>594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09" calcext:value-type="float">
            <text:p>5.09</text:p>
          </table:table-cell>
          <table:table-cell office:value-type="float" office:value="147.06" calcext:value-type="float">
            <text:p>147.06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1.89" calcext:value-type="float">
            <text:p>2071.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2403" calcext:value-type="float">
            <text:p>6240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29" calcext:value-type="float">
            <text:p>5.29</text:p>
          </table:table-cell>
          <table:table-cell office:value-type="float" office:value="162.64" calcext:value-type="float">
            <text:p>162.64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4.11" calcext:value-type="float">
            <text:p>2074.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78989" calcext:value-type="float">
            <text:p>7898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472" calcext:value-type="float">
            <text:p>0.0472</text:p>
          </table:table-cell>
          <table:table-cell office:value-type="float" office:value="4.39" calcext:value-type="float">
            <text:p>4.39</text:p>
          </table:table-cell>
          <table:table-cell office:value-type="float" office:value="53.56" calcext:value-type="float">
            <text:p>53.56</text:p>
          </table:table-cell>
          <table:table-cell office:value-type="float" office:value="1" calcext:value-type="float">
            <text:p>1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81.42" calcext:value-type="float">
            <text:p>2081.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79561" calcext:value-type="float">
            <text:p>7956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5.09" calcext:value-type="float">
            <text:p>5.09</text:p>
          </table:table-cell>
          <table:table-cell office:value-type="float" office:value="124.66" calcext:value-type="float">
            <text:p>124.66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1.48" calcext:value-type="float">
            <text:p>2071.48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80396" calcext:value-type="float">
            <text:p>803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6" calcext:value-type="float">
            <text:p>4.86</text:p>
          </table:table-cell>
          <table:table-cell office:value-type="float" office:value="102.26" calcext:value-type="float">
            <text:p>102.26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3.01" calcext:value-type="float">
            <text:p>2073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83789" calcext:value-type="float">
            <text:p>83789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73" calcext:value-type="float">
            <text:p>4.73</text:p>
          </table:table-cell>
          <table:table-cell office:value-type="float" office:value="87.65" calcext:value-type="float">
            <text:p>87.65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4.93" calcext:value-type="float">
            <text:p>2074.93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84447" calcext:value-type="float">
            <text:p>844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2" calcext:value-type="float">
            <text:p>4.82</text:p>
          </table:table-cell>
          <table:table-cell office:value-type="float" office:value="93.49" calcext:value-type="float">
            <text:p>93.49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8.45" calcext:value-type="float">
            <text:p>2078.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90052" calcext:value-type="float">
            <text:p>9005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862" calcext:value-type="float">
            <text:p>0.0862</text:p>
          </table:table-cell>
          <table:table-cell office:value-type="float" office:value="4.48" calcext:value-type="float">
            <text:p>4.48</text:p>
          </table:table-cell>
          <table:table-cell office:value-type="float" office:value="61.36" calcext:value-type="float">
            <text:p>61.36</text:p>
          </table:table-cell>
          <table:table-cell office:value-type="float" office:value="1" calcext:value-type="float">
            <text:p>1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80.48" calcext:value-type="float">
            <text:p>2080.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92193" calcext:value-type="float">
            <text:p>921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169" calcext:value-type="float">
            <text:p>0.169</text:p>
          </table:table-cell>
          <table:table-cell office:value-type="float" office:value="4.89" calcext:value-type="float">
            <text:p>4.89</text:p>
          </table:table-cell>
          <table:table-cell office:value-type="float" office:value="112.97" calcext:value-type="float">
            <text:p>112.97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8.35" calcext:value-type="float">
            <text:p>2078.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94138" calcext:value-type="float">
            <text:p>941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1171" calcext:value-type="float">
            <text:p>0.1171</text:p>
          </table:table-cell>
          <table:table-cell office:value-type="float" office:value="4.55" calcext:value-type="float">
            <text:p>4.55</text:p>
          </table:table-cell>
          <table:table-cell office:value-type="float" office:value="86.68" calcext:value-type="float">
            <text:p>86.68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8.3" calcext:value-type="float">
            <text:p>2078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1198" calcext:value-type="float">
            <text:p>101198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9" calcext:value-type="float">
            <text:p>4.89</text:p>
          </table:table-cell>
          <table:table-cell office:value-type="float" office:value="112.97" calcext:value-type="float">
            <text:p>112.97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2.32" calcext:value-type="float">
            <text:p>2072.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3583" calcext:value-type="float">
            <text:p>10358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NULL</text:p>
          </table:table-cell>
          <table:table-cell office:value-type="float" office:value="4.87" calcext:value-type="float">
            <text:p>4.87</text:p>
          </table:table-cell>
          <table:table-cell office:value-type="float" office:value="89.6" calcext:value-type="float">
            <text:p>89.6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6.01" calcext:value-type="float">
            <text:p>2076.01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9983" calcext:value-type="float">
            <text:p>1099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896" calcext:value-type="float">
            <text:p>0.0896</text:p>
          </table:table-cell>
          <table:table-cell office:value-type="float" office:value="4.67" calcext:value-type="float">
            <text:p>4.67</text:p>
          </table:table-cell>
          <table:table-cell office:value-type="float" office:value="86.68" calcext:value-type="float">
            <text:p>86.68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80.06" calcext:value-type="float">
            <text:p>2080.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23801" calcext:value-type="float">
            <text:p>1238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81" calcext:value-type="float">
            <text:p>0.4481</text:p>
          </table:table-cell>
          <table:table-cell office:value-type="float" office:value="5.05" calcext:value-type="float">
            <text:p>5.05</text:p>
          </table:table-cell>
          <table:table-cell office:value-type="float" office:value="145.11" calcext:value-type="float">
            <text:p>145.11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6.45" calcext:value-type="float">
            <text:p>2076.4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29263" calcext:value-type="float">
            <text:p>12926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98" calcext:value-type="float">
            <text:p>4.98</text:p>
          </table:table-cell>
          <table:table-cell office:value-type="float" office:value="93.49" calcext:value-type="float">
            <text:p>93.49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6.04" calcext:value-type="float">
            <text:p>2076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3-03-01T11:27:11" calcext:value-type="date">
            <text:p>03/01/13 11:27 AM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36210" calcext:value-type="float">
            <text:p>1362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ULL</text:p>
          </table:table-cell>
          <table:table-cell office:value-type="float" office:value="4.48" calcext:value-type="float">
            <text:p>4.48</text:p>
          </table:table-cell>
          <table:table-cell office:value-type="float" office:value="70.12" calcext:value-type="float">
            <text:p>70.12</text:p>
          </table:table-cell>
          <table:table-cell office:value-type="float" office:value="0" calcext:value-type="float">
            <text:p>0</text:p>
          </table:table-cell>
          <table:table-cell office:value-type="float" office:value="4264" calcext:value-type="float">
            <text:p>42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070.73" calcext:value-type="float">
            <text:p>2070.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702" calcext:value-type="float">
            <text:p>1170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146" calcext:value-type="float">
            <text:p>0.0146</text:p>
          </table:table-cell>
          <table:table-cell office:value-type="float" office:value="4.17" calcext:value-type="float">
            <text:p>4.1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08.58" calcext:value-type="float">
            <text:p>708.5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8714" calcext:value-type="float">
            <text:p>1871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.016" calcext:value-type="float">
            <text:p>0.016</text:p>
          </table:table-cell>
          <table:table-cell office:value-type="float" office:value="4.27" calcext:value-type="float">
            <text:p>4.2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0.23" calcext:value-type="float">
            <text:p>710.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9917" calcext:value-type="float">
            <text:p>1991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0304" calcext:value-type="float">
            <text:p>0.0304</text:p>
          </table:table-cell>
          <table:table-cell office:value-type="float" office:value="4.91" calcext:value-type="float">
            <text:p>4.9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0.75" calcext:value-type="float">
            <text:p>71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2204" calcext:value-type="float">
            <text:p>2220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11" calcext:value-type="float">
            <text:p>0.0611</text:p>
          </table:table-cell>
          <table:table-cell office:value-type="float" office:value="5.26" calcext:value-type="float">
            <text:p>5.2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57" calcext:value-type="float">
            <text:p>712.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3470" calcext:value-type="float">
            <text:p>2347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0254" calcext:value-type="float">
            <text:p>0.0254</text:p>
          </table:table-cell>
          <table:table-cell office:value-type="float" office:value="4.28" calcext:value-type="float">
            <text:p>4.2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3.78" calcext:value-type="float">
            <text:p>713.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8164" calcext:value-type="float">
            <text:p>2816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0142" calcext:value-type="float">
            <text:p>0.0142</text:p>
          </table:table-cell>
          <table:table-cell office:value-type="float" office:value="4.78" calcext:value-type="float">
            <text:p>4.7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0.5" calcext:value-type="float">
            <text:p>71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1124" calcext:value-type="float">
            <text:p>31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0899" calcext:value-type="float">
            <text:p>0.0899</text:p>
          </table:table-cell>
          <table:table-cell office:value-type="float" office:value="4.31" calcext:value-type="float">
            <text:p>4.3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1.6" calcext:value-type="float">
            <text:p>711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3211" calcext:value-type="float">
            <text:p>4321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0775" calcext:value-type="float">
            <text:p>0.0775</text:p>
          </table:table-cell>
          <table:table-cell office:value-type="float" office:value="5.44" calcext:value-type="float">
            <text:p>5.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07.97" calcext:value-type="float">
            <text:p>707.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3598" calcext:value-type="float">
            <text:p>435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46" calcext:value-type="float">
            <text:p>0.0446</text:p>
          </table:table-cell>
          <table:table-cell office:value-type="float" office:value="4.97" calcext:value-type="float">
            <text:p>4.97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4" calcext:value-type="float">
            <text:p>712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1601" calcext:value-type="float">
            <text:p>5160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0.1024" calcext:value-type="float">
            <text:p>0.1024</text:p>
          </table:table-cell>
          <table:table-cell office:value-type="float" office:value="4.61" calcext:value-type="float">
            <text:p>4.6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1.5" calcext:value-type="float">
            <text:p>71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2624" calcext:value-type="float">
            <text:p>5262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032" calcext:value-type="float">
            <text:p>0.032</text:p>
          </table:table-cell>
          <table:table-cell office:value-type="float" office:value="5.06" calcext:value-type="float">
            <text:p>5.0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0.78" calcext:value-type="float">
            <text:p>710.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2891" calcext:value-type="float">
            <text:p>5289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0359" calcext:value-type="float">
            <text:p>0.0359</text:p>
          </table:table-cell>
          <table:table-cell office:value-type="float" office:value="5.03" calcext:value-type="float">
            <text:p>5.0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49" calcext:value-type="float">
            <text:p>712.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3478" calcext:value-type="float">
            <text:p>5347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0.0234" calcext:value-type="float">
            <text:p>0.0234</text:p>
          </table:table-cell>
          <table:table-cell office:value-type="float" office:value="4.95" calcext:value-type="float">
            <text:p>4.9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1.1" calcext:value-type="float">
            <text:p>711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58170" calcext:value-type="float">
            <text:p>5817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.71</text:p>
          </table:table-cell>
          <table:table-cell office:value-type="float" office:value="0.0877" calcext:value-type="float">
            <text:p>0.0877</text:p>
          </table:table-cell>
          <table:table-cell office:value-type="float" office:value="4.38" calcext:value-type="float">
            <text:p>4.3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1.7" calcext:value-type="float">
            <text:p>711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1719" calcext:value-type="float">
            <text:p>6171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979" calcext:value-type="float">
            <text:p>0.0979</text:p>
          </table:table-cell>
          <table:table-cell office:value-type="float" office:value="4.99" calcext:value-type="float">
            <text:p>4.9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08.1" calcext:value-type="float">
            <text:p>708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7943" calcext:value-type="float">
            <text:p>679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  <table:table-cell office:value-type="float" office:value="0.0352" calcext:value-type="float">
            <text:p>0.0352</text:p>
          </table:table-cell>
          <table:table-cell office:value-type="float" office:value="4.61" calcext:value-type="float">
            <text:p>4.6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43" calcext:value-type="float">
            <text:p>712.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9531" calcext:value-type="float">
            <text:p>695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114" calcext:value-type="float">
            <text:p>0.0114</text:p>
          </table:table-cell>
          <table:table-cell office:value-type="float" office:value="4.34" calcext:value-type="float">
            <text:p>4.3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54" calcext:value-type="float">
            <text:p>712.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3924" calcext:value-type="float">
            <text:p>7392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0.0347" calcext:value-type="float">
            <text:p>0.0347</text:p>
          </table:table-cell>
          <table:table-cell office:value-type="float" office:value="5.38" calcext:value-type="float">
            <text:p>5.3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73" calcext:value-type="float">
            <text:p>712.7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5191" calcext:value-type="float">
            <text:p>7519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office:value-type="float" office:value="0.0568" calcext:value-type="float">
            <text:p>0.0568</text:p>
          </table:table-cell>
          <table:table-cell office:value-type="float" office:value="5.26" calcext:value-type="float">
            <text:p>5.2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55" calcext:value-type="float">
            <text:p>712.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6397" calcext:value-type="float">
            <text:p>7639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0.0502" calcext:value-type="float">
            <text:p>0.0502</text:p>
          </table:table-cell>
          <table:table-cell office:value-type="float" office:value="4.4" calcext:value-type="float">
            <text:p>4.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45" calcext:value-type="float">
            <text:p>712.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8574" calcext:value-type="float">
            <text:p>785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1254" calcext:value-type="float">
            <text:p>0.1254</text:p>
          </table:table-cell>
          <table:table-cell office:value-type="float" office:value="4.89" calcext:value-type="float">
            <text:p>4.8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08.03" calcext:value-type="float">
            <text:p>708.0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1129" calcext:value-type="float">
            <text:p>811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4.13" calcext:value-type="float">
            <text:p>4.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75" calcext:value-type="float">
            <text:p>712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84922" calcext:value-type="float">
            <text:p>8492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089" calcext:value-type="float">
            <text:p>0.0089</text:p>
          </table:table-cell>
          <table:table-cell office:value-type="float" office:value="4.93" calcext:value-type="float">
            <text:p>4.9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08.74" calcext:value-type="float">
            <text:p>708.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1337" calcext:value-type="float">
            <text:p>1013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.71</text:p>
          </table:table-cell>
          <table:table-cell office:value-type="float" office:value="0.0883" calcext:value-type="float">
            <text:p>0.0883</text:p>
          </table:table-cell>
          <table:table-cell office:value-type="float" office:value="4.78" calcext:value-type="float">
            <text:p>4.7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1.69" calcext:value-type="float">
            <text:p>711.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4778" calcext:value-type="float">
            <text:p>10477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0652" calcext:value-type="float">
            <text:p>0.0652</text:p>
          </table:table-cell>
          <table:table-cell office:value-type="float" office:value="4.82" calcext:value-type="float">
            <text:p>4.8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0.72" calcext:value-type="float">
            <text:p>710.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7606" calcext:value-type="float">
            <text:p>10760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1014" calcext:value-type="float">
            <text:p>0.1014</text:p>
          </table:table-cell>
          <table:table-cell office:value-type="float" office:value="4.56" calcext:value-type="float">
            <text:p>4.5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1.52" calcext:value-type="float">
            <text:p>711.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1666" calcext:value-type="float">
            <text:p>11166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  <table:table-cell office:value-type="float" office:value="0.0601" calcext:value-type="float">
            <text:p>0.0601</text:p>
          </table:table-cell>
          <table:table-cell office:value-type="float" office:value="5.29" calcext:value-type="float">
            <text:p>5.2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73" calcext:value-type="float">
            <text:p>712.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2543" calcext:value-type="float">
            <text:p>1125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038" calcext:value-type="float">
            <text:p>0.0038</text:p>
          </table:table-cell>
          <table:table-cell office:value-type="float" office:value="4.19" calcext:value-type="float">
            <text:p>4.1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95" calcext:value-type="float">
            <text:p>712.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3015" calcext:value-type="float">
            <text:p>11301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0155" calcext:value-type="float">
            <text:p>0.0155</text:p>
          </table:table-cell>
          <table:table-cell office:value-type="float" office:value="4.78" calcext:value-type="float">
            <text:p>4.7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2.72" calcext:value-type="float">
            <text:p>712.7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2680" calcext:value-type="float">
            <text:p>12268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0.0103" calcext:value-type="float">
            <text:p>0.0103</text:p>
          </table:table-cell>
          <table:table-cell office:value-type="float" office:value="4.04" calcext:value-type="float">
            <text:p>4.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3.29" calcext:value-type="float">
            <text:p>713.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3247" calcext:value-type="float">
            <text:p>13324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147" calcext:value-type="float">
            <text:p>0.0147</text:p>
          </table:table-cell>
          <table:table-cell office:value-type="float" office:value="4.27" calcext:value-type="float">
            <text:p>4.2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08.55" calcext:value-type="float">
            <text:p>708.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3-05-16T09:28:30" calcext:value-type="date">
            <text:p>05/16/13 09:28 AM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3385" calcext:value-type="float">
            <text:p>13338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0.0131" calcext:value-type="float">
            <text:p>0.0131</text:p>
          </table:table-cell>
          <table:table-cell office:value-type="float" office:value="4.89" calcext:value-type="float">
            <text:p>4.8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713.44" calcext:value-type="float">
            <text:p>713.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522" calcext:value-type="float">
            <text:p>95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66" calcext:value-type="float">
            <text:p>4.66</text:p>
          </table:table-cell>
          <table:table-cell office:value-type="float" office:value="0.4168" calcext:value-type="float">
            <text:p>0.4168</text:p>
          </table:table-cell>
          <table:table-cell office:value-type="float" office:value="5.6" calcext:value-type="float">
            <text:p>5.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2" calcext:value-type="float">
            <text:p>2712.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414" calcext:value-type="float">
            <text:p>114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61" calcext:value-type="float">
            <text:p>4.61</text:p>
          </table:table-cell>
          <table:table-cell office:value-type="float" office:value="0.3422" calcext:value-type="float">
            <text:p>0.3422</text:p>
          </table:table-cell>
          <table:table-cell office:value-type="float" office:value="5.69" calcext:value-type="float">
            <text:p>5.6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29" calcext:value-type="float">
            <text:p>2712.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8569" calcext:value-type="float">
            <text:p>1856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  <table:table-cell office:value-type="float" office:value="0.4738" calcext:value-type="float">
            <text:p>0.4738</text:p>
          </table:table-cell>
          <table:table-cell office:value-type="float" office:value="6.04" calcext:value-type="float">
            <text:p>6.04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8" calcext:value-type="float">
            <text:p>2712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8859" calcext:value-type="float">
            <text:p>188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.2006" calcext:value-type="float">
            <text:p>0.2006</text:p>
          </table:table-cell>
          <table:table-cell office:value-type="float" office:value="5.7" calcext:value-type="float">
            <text:p>5.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8" calcext:value-type="float">
            <text:p>2712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27711" calcext:value-type="float">
            <text:p>2771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.65" calcext:value-type="float">
            <text:p>4.65</text:p>
          </table:table-cell>
          <table:table-cell office:value-type="float" office:value="0.4355" calcext:value-type="float">
            <text:p>0.4355</text:p>
          </table:table-cell>
          <table:table-cell office:value-type="float" office:value="5.65" calcext:value-type="float">
            <text:p>5.6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28" calcext:value-type="float">
            <text:p>2712.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1442" calcext:value-type="float">
            <text:p>314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66" calcext:value-type="float">
            <text:p>4.66</text:p>
          </table:table-cell>
          <table:table-cell office:value-type="float" office:value="0.2685" calcext:value-type="float">
            <text:p>0.2685</text:p>
          </table:table-cell>
          <table:table-cell office:value-type="float" office:value="6.04" calcext:value-type="float">
            <text:p>6.04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4" calcext:value-type="float">
            <text:p>2712.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1945" calcext:value-type="float">
            <text:p>3194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61" calcext:value-type="float">
            <text:p>4.61</text:p>
          </table:table-cell>
          <table:table-cell office:value-type="float" office:value="0.3821" calcext:value-type="float">
            <text:p>0.3821</text:p>
          </table:table-cell>
          <table:table-cell office:value-type="float" office:value="5.9" calcext:value-type="float">
            <text:p>5.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1" calcext:value-type="float">
            <text:p>2712.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3163" calcext:value-type="float">
            <text:p>3316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6.21" calcext:value-type="float">
            <text:p>6.21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0.69" calcext:value-type="float">
            <text:p>2710.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5043" calcext:value-type="float">
            <text:p>3504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0.364" calcext:value-type="float">
            <text:p>0.364</text:p>
          </table:table-cell>
          <table:table-cell office:value-type="float" office:value="6.04" calcext:value-type="float">
            <text:p>6.0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9" calcext:value-type="float">
            <text:p>2712.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37788" calcext:value-type="float">
            <text:p>3778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.4694" calcext:value-type="float">
            <text:p>0.4694</text:p>
          </table:table-cell>
          <table:table-cell office:value-type="float" office:value="6.21" calcext:value-type="float">
            <text:p>6.2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9" calcext:value-type="float">
            <text:p>2712.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0463" calcext:value-type="float">
            <text:p>4046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0.3294" calcext:value-type="float">
            <text:p>0.3294</text:p>
          </table:table-cell>
          <table:table-cell office:value-type="float" office:value="6.03" calcext:value-type="float">
            <text:p>6.0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5" calcext:value-type="float">
            <text:p>271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1368" calcext:value-type="float">
            <text:p>4136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49" calcext:value-type="float">
            <text:p>4.49</text:p>
          </table:table-cell>
          <table:table-cell office:value-type="float" office:value="0.2011" calcext:value-type="float">
            <text:p>0.2011</text:p>
          </table:table-cell>
          <table:table-cell office:value-type="float" office:value="5.72" calcext:value-type="float">
            <text:p>5.7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8" calcext:value-type="float">
            <text:p>2712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1585" calcext:value-type="float">
            <text:p>415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0.3128" calcext:value-type="float">
            <text:p>0.3128</text:p>
          </table:table-cell>
          <table:table-cell office:value-type="float" office:value="5.85" calcext:value-type="float">
            <text:p>5.8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9" calcext:value-type="float">
            <text:p>2712.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2875" calcext:value-type="float">
            <text:p>428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0.3064" calcext:value-type="float">
            <text:p>0.3064</text:p>
          </table:table-cell>
          <table:table-cell office:value-type="float" office:value="5.83" calcext:value-type="float">
            <text:p>5.83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" calcext:value-type="float">
            <text:p>2712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3966" calcext:value-type="float">
            <text:p>439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65" calcext:value-type="float">
            <text:p>4.65</text:p>
          </table:table-cell>
          <table:table-cell office:value-type="float" office:value="0.4591" calcext:value-type="float">
            <text:p>0.4591</text:p>
          </table:table-cell>
          <table:table-cell office:value-type="float" office:value="5.33" calcext:value-type="float">
            <text:p>5.3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27" calcext:value-type="float">
            <text:p>2712.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44879" calcext:value-type="float">
            <text:p>4487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3205" calcext:value-type="float">
            <text:p>0.3205</text:p>
          </table:table-cell>
          <table:table-cell office:value-type="float" office:value="5.53" calcext:value-type="float">
            <text:p>5.5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2" calcext:value-type="float">
            <text:p>2712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5983" calcext:value-type="float">
            <text:p>659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0281" calcext:value-type="float">
            <text:p>0.0281</text:p>
          </table:table-cell>
          <table:table-cell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1.85" calcext:value-type="float">
            <text:p>2711.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7688" calcext:value-type="float">
            <text:p>676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77" calcext:value-type="float">
            <text:p>4.77</text:p>
          </table:table-cell>
          <table:table-cell office:value-type="float" office:value="0.4373" calcext:value-type="float">
            <text:p>0.4373</text:p>
          </table:table-cell>
          <table:table-cell office:value-type="float" office:value="6.21" calcext:value-type="float">
            <text:p>6.2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3" calcext:value-type="float">
            <text:p>2712.43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68783" calcext:value-type="float">
            <text:p>6878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77" calcext:value-type="float">
            <text:p>4.77</text:p>
          </table:table-cell>
          <table:table-cell office:value-type="float" office:value="0.4338" calcext:value-type="float">
            <text:p>0.4338</text:p>
          </table:table-cell>
          <table:table-cell office:value-type="float" office:value="6.21" calcext:value-type="float">
            <text:p>6.21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4" calcext:value-type="float">
            <text:p>2712.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70352" calcext:value-type="float">
            <text:p>70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0.3585" calcext:value-type="float">
            <text:p>0.3585</text:p>
          </table:table-cell>
          <table:table-cell office:value-type="float" office:value="5.84" calcext:value-type="float">
            <text:p>5.8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9" calcext:value-type="float">
            <text:p>2712.49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2698" calcext:value-type="float">
            <text:p>926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0.4083" calcext:value-type="float">
            <text:p>0.4083</text:p>
          </table:table-cell>
          <table:table-cell office:value-type="float" office:value="5.61" calcext:value-type="float">
            <text:p>5.6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1" calcext:value-type="float">
            <text:p>2712.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99894" calcext:value-type="float">
            <text:p>9989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32" calcext:value-type="float">
            <text:p>4.32</text:p>
          </table:table-cell>
          <table:table-cell office:value-type="float" office:value="0.1531" calcext:value-type="float">
            <text:p>0.1531</text:p>
          </table:table-cell>
          <table:table-cell office:value-type="float" office:value="5.77" calcext:value-type="float">
            <text:p>5.7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" calcext:value-type="float">
            <text:p>2712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02112" calcext:value-type="float">
            <text:p>10211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0.3813" calcext:value-type="float">
            <text:p>0.3813</text:p>
          </table:table-cell>
          <table:table-cell office:value-type="float" office:value="6.21" calcext:value-type="float">
            <text:p>6.2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5" calcext:value-type="float">
            <text:p>271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0963" calcext:value-type="float">
            <text:p>1109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office:value-type="float" office:value="0.0222" calcext:value-type="float">
            <text:p>0.0222</text:p>
          </table:table-cell>
          <table:table-cell office:value-type="float" office:value="5.74" calcext:value-type="float">
            <text:p>5.74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92" calcext:value-type="float">
            <text:p>2712.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14777" calcext:value-type="float">
            <text:p>11477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0.4124" calcext:value-type="float">
            <text:p>0.4124</text:p>
          </table:table-cell>
          <table:table-cell office:value-type="float" office:value="5.76" calcext:value-type="float">
            <text:p>5.7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6" calcext:value-type="float">
            <text:p>2712.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1586" calcext:value-type="float">
            <text:p>121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0.3244" calcext:value-type="float">
            <text:p>0.3244</text:p>
          </table:table-cell>
          <table:table-cell office:value-type="float" office:value="5.74" calcext:value-type="float">
            <text:p>5.7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8" calcext:value-type="float">
            <text:p>2712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1665" calcext:value-type="float">
            <text:p>1216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7" calcext:value-type="float">
            <text:p>4.17</text:p>
          </table:table-cell>
          <table:table-cell office:value-type="float" office:value="0.1121" calcext:value-type="float">
            <text:p>0.1121</text:p>
          </table:table-cell>
          <table:table-cell office:value-type="float" office:value="5.41" calcext:value-type="float">
            <text:p>5.4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13" calcext:value-type="float">
            <text:p>2712.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5447" calcext:value-type="float">
            <text:p>1254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0.4007" calcext:value-type="float">
            <text:p>0.4007</text:p>
          </table:table-cell>
          <table:table-cell office:value-type="float" office:value="5.3" calcext:value-type="float">
            <text:p>5.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17" calcext:value-type="float">
            <text:p>2712.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25611" calcext:value-type="float">
            <text:p>12561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.55" calcext:value-type="float">
            <text:p>4.55</text:p>
          </table:table-cell>
          <table:table-cell office:value-type="float" office:value="0.2653" calcext:value-type="float">
            <text:p>0.2653</text:p>
          </table:table-cell>
          <table:table-cell office:value-type="float" office:value="5.64" calcext:value-type="float">
            <text:p>5.64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51" calcext:value-type="float">
            <text:p>2712.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0968" calcext:value-type="float">
            <text:p>13096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0.3536" calcext:value-type="float">
            <text:p>0.3536</text:p>
          </table:table-cell>
          <table:table-cell office:value-type="float" office:value="5.55" calcext:value-type="float">
            <text:p>5.5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1" calcext:value-type="float">
            <text:p>2712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1345" calcext:value-type="float">
            <text:p>13134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.54</text:p>
          </table:table-cell>
          <table:table-cell office:value-type="float" office:value="0.2432" calcext:value-type="float">
            <text:p>0.2432</text:p>
          </table:table-cell>
          <table:table-cell office:value-type="float" office:value="5.45" calcext:value-type="float">
            <text:p>5.4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6" calcext:value-type="float">
            <text:p>2712.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5195" calcext:value-type="float">
            <text:p>1351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0.366" calcext:value-type="float">
            <text:p>0.366</text:p>
          </table:table-cell>
          <table:table-cell office:value-type="float" office:value="6.21" calcext:value-type="float">
            <text:p>6.2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47" calcext:value-type="float">
            <text:p>2712.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3-04-29T02:40:47" calcext:value-type="date">
            <text:p>04/29/13 02:40 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37592" calcext:value-type="float">
            <text:p>1375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61" calcext:value-type="float">
            <text:p>4.61</text:p>
          </table:table-cell>
          <table:table-cell office:value-type="float" office:value="0.2374" calcext:value-type="float">
            <text:p>0.2374</text:p>
          </table:table-cell>
          <table:table-cell office:value-type="float" office:value="5.55" calcext:value-type="float">
            <text:p>5.5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20319" calcext:value-type="float">
            <text:p>2031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712.32" calcext:value-type="float">
            <text:p>2712.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5.22" calcext:value-type="float">
            <text:p>5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3772" calcext:value-type="float">
            <text:p>137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ULL</text:p>
          </table:table-cell>
          <table:table-cell office:value-type="float" office:value="5.26" calcext:value-type="float">
            <text:p>5.26</text:p>
          </table:table-cell>
          <table:table-cell office:value-type="float" office:value="191.32" calcext:value-type="float">
            <text:p>191.32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7725" calcext:value-type="float">
            <text:p>177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12" calcext:value-type="float">
            <text:p>5.12</text:p>
          </table:table-cell>
          <table:table-cell office:value-type="float" office:value="175.24" calcext:value-type="float">
            <text:p>175.24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25440" calcext:value-type="float">
            <text:p>2544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15" calcext:value-type="float">
            <text:p>5.15</text:p>
          </table:table-cell>
          <table:table-cell office:value-type="float" office:value="255.63" calcext:value-type="float">
            <text:p>255.63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70074" calcext:value-type="float">
            <text:p>7007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93" calcext:value-type="float">
            <text:p>4.93</text:p>
          </table:table-cell>
          <table:table-cell office:value-type="float" office:value="80.39" calcext:value-type="float">
            <text:p>80.39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70485" calcext:value-type="float">
            <text:p>7048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27" calcext:value-type="float">
            <text:p>4.27</text:p>
          </table:table-cell>
          <table:table-cell office:value-type="float" office:value="107.72" calcext:value-type="float">
            <text:p>107.72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74562" calcext:value-type="float">
            <text:p>7456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5.47" calcext:value-type="float">
            <text:p>5.47</text:p>
          </table:table-cell>
          <table:table-cell office:value-type="float" office:value="168.81" calcext:value-type="float">
            <text:p>168.81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79799" calcext:value-type="float">
            <text:p>79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5.23" calcext:value-type="float">
            <text:p>5.23</text:p>
          </table:table-cell>
          <table:table-cell office:value-type="float" office:value="223.47" calcext:value-type="float">
            <text:p>223.47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86456" calcext:value-type="float">
            <text:p>86456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7" calcext:value-type="float">
            <text:p>4.87</text:p>
          </table:table-cell>
          <table:table-cell office:value-type="float" office:value="81.99" calcext:value-type="float">
            <text:p>81.99</text:p>
          </table:table-cell>
          <table:table-cell office:value-type="float" office:value="1" calcext:value-type="float">
            <text:p>1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88356" calcext:value-type="float">
            <text:p>883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5.45" calcext:value-type="float">
            <text:p>5.4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90165" calcext:value-type="float">
            <text:p>901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4.88" calcext:value-type="float">
            <text:p>4.88</text:p>
          </table:table-cell>
          <table:table-cell office:value-type="float" office:value="159.16" calcext:value-type="float">
            <text:p>159.16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92036" calcext:value-type="float">
            <text:p>9203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8" calcext:value-type="float">
            <text:p>4.88</text:p>
          </table:table-cell>
          <table:table-cell office:value-type="float" office:value="143.09" calcext:value-type="float">
            <text:p>143.09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98210" calcext:value-type="float">
            <text:p>982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7" calcext:value-type="float">
            <text:p>4.87</text:p>
          </table:table-cell>
          <table:table-cell office:value-type="float" office:value="128.62" calcext:value-type="float">
            <text:p>128.62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98818" calcext:value-type="float">
            <text:p>98818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6803" calcext:value-type="float">
            <text:p>0.6803</text:p>
          </table:table-cell>
          <table:table-cell office:value-type="float" office:value="4.38" calcext:value-type="float">
            <text:p>4.38</text:p>
          </table:table-cell>
          <table:table-cell office:value-type="float" office:value="127.01" calcext:value-type="float">
            <text:p>127.01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02855" calcext:value-type="float">
            <text:p>1028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87" calcext:value-type="float">
            <text:p>4.87</text:p>
          </table:table-cell>
          <table:table-cell office:value-type="float" office:value="120.58" calcext:value-type="float">
            <text:p>120.58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08917" calcext:value-type="float">
            <text:p>10891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ULL</text:p>
          </table:table-cell>
          <table:table-cell office:value-type="float" office:value="5.12" calcext:value-type="float">
            <text:p>5.12</text:p>
          </table:table-cell>
          <table:table-cell office:value-type="float" office:value="160.77" calcext:value-type="float">
            <text:p>160.77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09174" calcext:value-type="float">
            <text:p>1091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99" calcext:value-type="float">
            <text:p>4.99</text:p>
          </table:table-cell>
          <table:table-cell office:value-type="float" office:value="207.4" calcext:value-type="float">
            <text:p>207.4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09226" calcext:value-type="float">
            <text:p>1092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36" calcext:value-type="float">
            <text:p>4.36</text:p>
          </table:table-cell>
          <table:table-cell office:value-type="float" office:value="112.54" calcext:value-type="float">
            <text:p>112.54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09492" calcext:value-type="float">
            <text:p>1094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LL</text:p>
          </table:table-cell>
          <table:table-cell office:value-type="float" office:value="4.74" calcext:value-type="float">
            <text:p>4.74</text:p>
          </table:table-cell>
          <table:table-cell office:value-type="float" office:value="104.5" calcext:value-type="float">
            <text:p>104.5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3-01-14T14:57:38" calcext:value-type="date">
            <text:p>01/14/13 02:57 PM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107.25" calcext:value-type="float">
            <text:p>107.25</text:p>
          </table:table-cell>
          <table:table-cell office:value-type="float" office:value="55" calcext:value-type="float">
            <text:p>55</text:p>
          </table:table-cell>
          <table:table-cell office:value-type="float" office:value="116972" calcext:value-type="float">
            <text:p>11697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.87" calcext:value-type="float">
            <text:p>4.87</text:p>
          </table:table-cell>
          <table:table-cell office:value-type="float" office:value="102.89" calcext:value-type="float">
            <text:p>102.89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5:08:35.410652860</meta:creation-date>
    <dc:date>2016-04-25T16:22:03.886648819</dc:date>
    <meta:editing-duration>PT57M17S</meta:editing-duration>
    <meta:editing-cycles>3</meta:editing-cycles>
    <meta:generator>LibreOffice/5.0.5.2$Linux_X86_64 LibreOffice_project/00m0$Build-2</meta:generator>
    <meta:document-statistic meta:table-count="2" meta:cell-count="22504" meta:object-count="0"/>
  </office:meta>
</office:document-meta>
</file>